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fill="none" draw:textarea-vertical-align="middle"/>
    </style:style>
    <style:style style:name="gr2" style:family="graphic" style:parent-style-name="standard">
      <style:graphic-properties svg:stroke-width="0cm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draw:fill="none" fo:min-height="0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6cm" fo:min-width="0cm"/>
    </style:style>
    <style:style style:name="gr9" style:family="graphic" style:parent-style-name="standard">
      <style:graphic-properties draw:stroke="none" svg:stroke-color="#000000" draw:fill="none" draw:fill-color="#ffffff" fo:min-height="8.04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42cm" svg:y1="11.096cm" svg:x2="3.866cm" svg:y2="11.096cm">
          <text:p/>
        </draw:line>
        <draw:custom-shape draw:style-name="gr2" draw:text-style-name="P1" draw:layer="layout" svg:width="1.144cm" svg:height="1.393cm" svg:x="1.5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071cm" svg:y1="11.095cm" svg:x2="2.071cm" svg:y2="10.346cm">
          <text:p/>
        </draw:line>
        <draw:line draw:style-name="gr1" draw:text-style-name="P1" draw:layer="layout" svg:x1="2.642cm" svg:y1="11.096cm" svg:x2="1.5cm" svg:y2="11.096cm">
          <text:p/>
        </draw:line>
        <draw:custom-shape draw:style-name="gr2" draw:text-style-name="P1" draw:layer="layout" svg:width="1.142cm" svg:height="1.393cm" svg:x="3.702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274cm" svg:y1="11.095cm" svg:x2="4.274cm" svg:y2="10.346cm">
          <text:p/>
        </draw:line>
        <draw:line draw:style-name="gr1" draw:text-style-name="P1" draw:layer="layout" svg:x1="4.845cm" svg:y1="11.096cm" svg:x2="3.703cm" svg:y2="11.096cm">
          <text:p/>
        </draw:line>
        <draw:line draw:style-name="gr1" draw:text-style-name="P1" draw:layer="layout" svg:x1="4.845cm" svg:y1="11.096cm" svg:x2="6.313cm" svg:y2="11.096cm">
          <text:p/>
        </draw:line>
        <draw:custom-shape draw:style-name="gr2" draw:text-style-name="P1" draw:layer="layout" svg:width="1.141cm" svg:height="1.393cm" svg:x="6.069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639cm" svg:y1="11.095cm" svg:x2="6.639cm" svg:y2="10.346cm">
          <text:p/>
        </draw:line>
        <draw:line draw:style-name="gr1" draw:text-style-name="P1" draw:layer="layout" svg:x1="7.21cm" svg:y1="11.096cm" svg:x2="6.068cm" svg:y2="11.096cm">
          <text:p/>
        </draw:line>
        <draw:line draw:style-name="gr1" draw:text-style-name="P1" draw:layer="layout" svg:x1="7.21cm" svg:y1="11.096cm" svg:x2="8.006cm" svg:y2="14.014cm">
          <text:p/>
        </draw:line>
        <draw:line draw:style-name="gr1" draw:text-style-name="P1" draw:layer="layout" svg:x1="7.21cm" svg:y1="11.096cm" svg:x2="8.042cm" svg:y2="7.994cm">
          <text:p/>
        </draw:line>
        <draw:line draw:style-name="gr1" draw:text-style-name="P1" draw:layer="layout" svg:x1="9.953cm" svg:y1="5.013cm" svg:x2="9.176cm" svg:y2="8.023cm">
          <text:p/>
        </draw:line>
        <draw:custom-shape draw:style-name="gr2" draw:text-style-name="P1" draw:layer="layout" svg:width="1.142cm" svg:height="1.391cm" svg:x="11.022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93cm" svg:y1="7.009cm" svg:x2="11.593cm" svg:y2="6.26cm">
          <text:p/>
        </draw:line>
        <draw:line draw:style-name="gr1" draw:text-style-name="P1" draw:layer="layout" svg:x1="12.164cm" svg:y1="7.01cm" svg:x2="11.022cm" svg:y2="7.01cm">
          <text:p/>
        </draw:line>
        <draw:custom-shape draw:style-name="gr2" draw:text-style-name="P1" draw:layer="layout" svg:width="1.142cm" svg:height="1.391cm" svg:x="11.023cm" svg:y="16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94cm" svg:y1="17.008cm" svg:x2="11.594cm" svg:y2="16.259cm">
          <text:p/>
        </draw:line>
        <draw:line draw:style-name="gr1" draw:text-style-name="P1" draw:layer="layout" svg:x1="12.165cm" svg:y1="17.008cm" svg:x2="11.023cm" svg:y2="17.008cm">
          <text:p/>
        </draw:line>
        <draw:line draw:style-name="gr1" draw:text-style-name="P1" draw:layer="layout" svg:x1="9.96cm" svg:y1="5.009cm" svg:x2="10.99cm" svg:y2="3.014cm">
          <text:p/>
        </draw:line>
        <draw:line draw:style-name="gr1" draw:text-style-name="P1" draw:layer="layout" svg:x1="9.922cm" svg:y1="5.009cm" svg:x2="11.009cm" svg:y2="7.012cm">
          <text:p/>
        </draw:line>
        <draw:line draw:style-name="gr1" draw:text-style-name="P1" draw:layer="layout" svg:x1="9.119cm" svg:y1="13.985cm" svg:x2="11.026cm" svg:y2="17.014cm">
          <text:p/>
        </draw:line>
        <draw:custom-shape draw:style-name="gr2" draw:text-style-name="P1" draw:layer="layout" svg:width="1.14cm" svg:height="1.391cm" svg:x="11.003cm" svg:y="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72cm" svg:y1="5.007cm" svg:x2="11.572cm" svg:y2="4.258cm">
          <text:p/>
        </draw:line>
        <draw:line draw:style-name="gr1" draw:text-style-name="P1" draw:layer="layout" svg:x1="12.143cm" svg:y1="5.007cm" svg:x2="11.001cm" svg:y2="5.007cm">
          <text:p/>
        </draw:line>
        <draw:custom-shape draw:style-name="gr2" draw:text-style-name="P1" draw:layer="layout" svg:width="1.14cm" svg:height="1.392cm" svg:x="11.001cm" svg:y="2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71cm" svg:y1="3.004cm" svg:x2="11.571cm" svg:y2="2.255cm">
          <text:p/>
        </draw:line>
        <draw:line draw:style-name="gr1" draw:text-style-name="P1" draw:layer="layout" svg:x1="12.142cm" svg:y1="3.004cm" svg:x2="11cm" svg:y2="3.004cm">
          <text:p/>
        </draw:line>
        <draw:custom-shape draw:style-name="gr2" draw:text-style-name="P1" draw:layer="layout" svg:width="1.145cm" svg:height="1.391cm" svg:x="16.029cm" svg:y="13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602cm" svg:y1="14.007cm" svg:x2="16.602cm" svg:y2="13.258cm">
          <text:p/>
        </draw:line>
        <draw:line draw:style-name="gr1" draw:text-style-name="P1" draw:layer="layout" svg:x1="17.173cm" svg:y1="14.007cm" svg:x2="16.031cm" svg:y2="14.007cm">
          <text:p/>
        </draw:line>
        <draw:line draw:style-name="gr1" draw:text-style-name="P1" draw:layer="layout" svg:x1="19.993cm" svg:y1="11.014cm" svg:x2="21.004cm" svg:y2="11.005cm">
          <text:p/>
        </draw:line>
        <draw:line draw:style-name="gr1" draw:text-style-name="P1" draw:layer="layout" svg:x1="14.164cm" svg:y1="2.989cm" svg:x2="15.007cm" svg:y2="5.006cm">
          <text:p/>
        </draw:line>
        <draw:custom-shape draw:style-name="gr2" draw:text-style-name="P1" draw:layer="layout" svg:width="1.14cm" svg:height="1.394cm" svg:x="8.003cm" svg:y="1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573cm" svg:y1="13.989cm" svg:x2="8.573cm" svg:y2="13.24cm">
          <text:p/>
        </draw:line>
        <draw:line draw:style-name="gr1" draw:text-style-name="P1" draw:layer="layout" svg:x1="9.144cm" svg:y1="13.99cm" svg:x2="8.002cm" svg:y2="13.99cm">
          <text:p/>
        </draw:line>
        <draw:custom-shape draw:style-name="gr2" draw:text-style-name="P1" draw:layer="layout" svg:width="1.142cm" svg:height="1.391cm" svg:x="11.009cm" svg:y="14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8cm" svg:y1="14.987cm" svg:x2="11.58cm" svg:y2="14.238cm">
          <text:p/>
        </draw:line>
        <draw:line draw:style-name="gr1" draw:text-style-name="P1" draw:layer="layout" svg:x1="12.151cm" svg:y1="14.987cm" svg:x2="11.009cm" svg:y2="14.987cm">
          <text:p/>
        </draw:line>
        <draw:custom-shape draw:style-name="gr2" draw:text-style-name="P1" draw:layer="layout" svg:width="1.142cm" svg:height="1.391cm" svg:x="11.023cm" svg:y="1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94cm" svg:y1="17.009cm" svg:x2="11.594cm" svg:y2="16.26cm">
          <text:p/>
        </draw:line>
        <draw:line draw:style-name="gr1" draw:text-style-name="P1" draw:layer="layout" svg:x1="12.165cm" svg:y1="17.009cm" svg:x2="11.023cm" svg:y2="17.009cm">
          <text:p/>
        </draw:line>
        <draw:custom-shape draw:style-name="gr2" draw:text-style-name="P1" draw:layer="layout" svg:width="1.142cm" svg:height="1.391cm" svg:x="11.009cm" svg:y="14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8cm" svg:y1="14.988cm" svg:x2="11.58cm" svg:y2="14.239cm">
          <text:p/>
        </draw:line>
        <draw:line draw:style-name="gr1" draw:text-style-name="P1" draw:layer="layout" svg:x1="12.151cm" svg:y1="14.988cm" svg:x2="11.009cm" svg:y2="14.988cm">
          <text:p/>
        </draw:line>
        <draw:custom-shape draw:style-name="gr2" draw:text-style-name="P1" draw:layer="layout" svg:width="1.142cm" svg:height="1.391cm" svg:x="11.044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15cm" svg:y1="13.021cm" svg:x2="11.615cm" svg:y2="12.272cm">
          <text:p/>
        </draw:line>
        <draw:line draw:style-name="gr1" draw:text-style-name="P1" draw:layer="layout" svg:x1="12.186cm" svg:y1="13.021cm" svg:x2="11.044cm" svg:y2="13.021cm">
          <text:p/>
        </draw:line>
        <draw:custom-shape draw:style-name="gr2" draw:text-style-name="P1" draw:layer="layout" svg:width="1.142cm" svg:height="1.391cm" svg:x="11.018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89cm" svg:y1="11.012cm" svg:x2="11.589cm" svg:y2="10.263cm">
          <text:p/>
        </draw:line>
        <draw:line draw:style-name="gr1" draw:text-style-name="P1" draw:layer="layout" svg:x1="12.16cm" svg:y1="11.012cm" svg:x2="11.018cm" svg:y2="11.012cm">
          <text:p/>
        </draw:line>
        <draw:custom-shape draw:style-name="gr2" draw:text-style-name="P1" draw:layer="layout" svg:width="1.142cm" svg:height="1.391cm" svg:x="11.044cm" svg:y="12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615cm" svg:y1="13.022cm" svg:x2="11.615cm" svg:y2="12.273cm">
          <text:p/>
        </draw:line>
        <draw:line draw:style-name="gr1" draw:text-style-name="P1" draw:layer="layout" svg:x1="12.186cm" svg:y1="13.022cm" svg:x2="11.044cm" svg:y2="13.022cm">
          <text:p/>
        </draw:line>
        <draw:custom-shape draw:style-name="gr2" draw:text-style-name="P1" draw:layer="layout" svg:width="1.142cm" svg:height="1.391cm" svg:x="11.018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89cm" svg:y1="11.013cm" svg:x2="11.589cm" svg:y2="10.264cm">
          <text:p/>
        </draw:line>
        <draw:line draw:style-name="gr1" draw:text-style-name="P1" draw:layer="layout" svg:x1="12.16cm" svg:y1="11.013cm" svg:x2="11.018cm" svg:y2="11.013cm">
          <text:p/>
        </draw:line>
        <draw:line draw:style-name="gr1" draw:text-style-name="P1" draw:layer="layout" svg:x1="9.128cm" svg:y1="13.985cm" svg:x2="11.026cm" svg:y2="15.011cm">
          <text:p/>
        </draw:line>
        <draw:line draw:style-name="gr1" draw:text-style-name="P1" draw:layer="layout" svg:x1="9.138cm" svg:y1="13.985cm" svg:x2="11.063cm" svg:y2="13.016cm">
          <text:p/>
        </draw:line>
        <draw:line draw:style-name="gr1" draw:text-style-name="P1" draw:layer="layout" svg:x1="9.147cm" svg:y1="13.976cm" svg:x2="11.036cm" svg:y2="10.994cm">
          <text:p/>
        </draw:line>
        <draw:line draw:style-name="gr1" draw:text-style-name="P1" draw:layer="layout" svg:x1="16.034cm" svg:y1="13.992cm" svg:x2="14.202cm" svg:y2="16.996cm">
          <text:p/>
        </draw:line>
        <draw:line draw:style-name="gr1" draw:text-style-name="P1" draw:layer="layout" svg:x1="16.034cm" svg:y1="14cm" svg:x2="14.182cm" svg:y2="14.993cm">
          <text:p/>
        </draw:line>
        <draw:line draw:style-name="gr1" draw:text-style-name="P1" draw:layer="layout" svg:x1="16.026cm" svg:y1="14cm" svg:x2="14.223cm" svg:y2="12.993cm">
          <text:p/>
        </draw:line>
        <draw:line draw:style-name="gr1" draw:text-style-name="P1" draw:layer="layout" svg:x1="16.026cm" svg:y1="13.985cm" svg:x2="14.166cm" svg:y2="10.931cm">
          <text:p/>
        </draw:line>
        <draw:line draw:style-name="gr1" draw:text-style-name="P1" draw:layer="layout" svg:x1="18.058cm" svg:y1="14.023cm" svg:x2="16.702cm" svg:y2="14.007cm">
          <text:p/>
        </draw:line>
        <draw:custom-shape draw:style-name="gr2" draw:text-style-name="P1" draw:layer="layout" svg:width="1.14cm" svg:height="1.394cm" svg:x="8.034cm" svg:y="7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604cm" svg:y1="8.013cm" svg:x2="8.604cm" svg:y2="7.264cm">
          <text:p/>
        </draw:line>
        <draw:line draw:style-name="gr1" draw:text-style-name="P1" draw:layer="layout" svg:x1="9.175cm" svg:y1="8.014cm" svg:x2="8.033cm" svg:y2="8.014cm">
          <text:p/>
        </draw:line>
        <draw:custom-shape draw:style-name="gr2" draw:text-style-name="P1" draw:layer="layout" svg:width="1.14cm" svg:height="1.391cm" svg:x="16.026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595cm" svg:y1="7.998cm" svg:x2="16.595cm" svg:y2="7.249cm">
          <text:p/>
        </draw:line>
        <draw:line draw:style-name="gr1" draw:text-style-name="P1" draw:layer="layout" svg:x1="17.166cm" svg:y1="7.998cm" svg:x2="16.024cm" svg:y2="7.998cm">
          <text:p/>
        </draw:line>
        <draw:line draw:style-name="gr1" draw:text-style-name="P1" draw:layer="layout" svg:x1="14.149cm" svg:y1="5.013cm" svg:x2="15.007cm" svg:y2="5.006cm">
          <text:p/>
        </draw:line>
        <draw:line draw:style-name="gr3" draw:text-style-name="P1" draw:layer="layout" svg:x1="14.178cm" svg:y1="7.018cm" svg:x2="15.007cm" svg:y2="4.996cm">
          <text:p/>
        </draw:line>
        <draw:line draw:style-name="gr3" draw:text-style-name="P1" draw:layer="layout" svg:x1="17.145cm" svg:y1="7.998cm" svg:x2="18.037cm" svg:y2="8.005cm">
          <text:p/>
        </draw:line>
        <draw:custom-shape draw:style-name="gr2" draw:text-style-name="P1" draw:layer="layout" svg:width="1.142cm" svg:height="1.391cm" svg:x="13.056cm" svg:y="1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27cm" svg:y1="16.999cm" svg:x2="13.627cm" svg:y2="16.25cm">
          <text:p/>
        </draw:line>
        <draw:line draw:style-name="gr1" draw:text-style-name="P1" draw:layer="layout" svg:x1="14.198cm" svg:y1="16.999cm" svg:x2="13.056cm" svg:y2="16.999cm">
          <text:p/>
        </draw:line>
        <draw:custom-shape draw:style-name="gr2" draw:text-style-name="P1" draw:layer="layout" svg:width="1.142cm" svg:height="1.391cm" svg:x="13.042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13cm" svg:y1="14.978cm" svg:x2="13.613cm" svg:y2="14.229cm">
          <text:p/>
        </draw:line>
        <draw:line draw:style-name="gr1" draw:text-style-name="P1" draw:layer="layout" svg:x1="14.184cm" svg:y1="14.978cm" svg:x2="13.042cm" svg:y2="14.978cm">
          <text:p/>
        </draw:line>
        <draw:custom-shape draw:style-name="gr2" draw:text-style-name="P1" draw:layer="layout" svg:width="1.142cm" svg:height="1.391cm" svg:x="13.056cm" svg:y="16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27cm" svg:y1="17cm" svg:x2="13.627cm" svg:y2="16.251cm">
          <text:p/>
        </draw:line>
        <draw:line draw:style-name="gr1" draw:text-style-name="P1" draw:layer="layout" svg:x1="14.198cm" svg:y1="17cm" svg:x2="13.056cm" svg:y2="17cm">
          <text:p/>
        </draw:line>
        <draw:custom-shape draw:style-name="gr2" draw:text-style-name="P1" draw:layer="layout" svg:width="1.142cm" svg:height="1.391cm" svg:x="13.042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13cm" svg:y1="14.979cm" svg:x2="13.613cm" svg:y2="14.23cm">
          <text:p/>
        </draw:line>
        <draw:line draw:style-name="gr1" draw:text-style-name="P1" draw:layer="layout" svg:x1="14.184cm" svg:y1="14.979cm" svg:x2="13.042cm" svg:y2="14.979cm">
          <text:p/>
        </draw:line>
        <draw:custom-shape draw:style-name="gr2" draw:text-style-name="P1" draw:layer="layout" svg:width="1.142cm" svg:height="1.391cm" svg:x="13.077cm" svg:y="12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48cm" svg:y1="13.012cm" svg:x2="13.648cm" svg:y2="12.263cm">
          <text:p/>
        </draw:line>
        <draw:line draw:style-name="gr1" draw:text-style-name="P1" draw:layer="layout" svg:x1="14.219cm" svg:y1="13.012cm" svg:x2="13.077cm" svg:y2="13.012cm">
          <text:p/>
        </draw:line>
        <draw:custom-shape draw:style-name="gr2" draw:text-style-name="P1" draw:layer="layout" svg:width="1.142cm" svg:height="1.391cm" svg:x="13.051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22cm" svg:y1="11.003cm" svg:x2="13.622cm" svg:y2="10.254cm">
          <text:p/>
        </draw:line>
        <draw:line draw:style-name="gr1" draw:text-style-name="P1" draw:layer="layout" svg:x1="14.193cm" svg:y1="11.003cm" svg:x2="13.051cm" svg:y2="11.003cm">
          <text:p/>
        </draw:line>
        <draw:custom-shape draw:style-name="gr2" draw:text-style-name="P1" draw:layer="layout" svg:width="1.142cm" svg:height="1.391cm" svg:x="13.077cm" svg:y="12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48cm" svg:y1="13.013cm" svg:x2="13.648cm" svg:y2="12.264cm">
          <text:p/>
        </draw:line>
        <draw:line draw:style-name="gr1" draw:text-style-name="P1" draw:layer="layout" svg:x1="14.219cm" svg:y1="13.013cm" svg:x2="13.077cm" svg:y2="13.013cm">
          <text:p/>
        </draw:line>
        <draw:custom-shape draw:style-name="gr2" draw:text-style-name="P1" draw:layer="layout" svg:width="1.142cm" svg:height="1.391cm" svg:x="13.051cm" svg:y="10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22cm" svg:y1="11.004cm" svg:x2="13.622cm" svg:y2="10.255cm">
          <text:p/>
        </draw:line>
        <draw:line draw:style-name="gr1" draw:text-style-name="P1" draw:layer="layout" svg:x1="14.193cm" svg:y1="11.004cm" svg:x2="13.051cm" svg:y2="11.004cm">
          <text:p/>
        </draw:line>
        <draw:line draw:style-name="gr3" draw:text-style-name="P1" draw:layer="layout" svg:x1="12.164cm" svg:y1="11.004cm" svg:x2="13.052cm" svg:y2="11.01cm">
          <text:p/>
        </draw:line>
        <draw:line draw:style-name="gr3" draw:text-style-name="P1" draw:layer="layout" svg:x1="12.191cm" svg:y1="13.019cm" svg:x2="13.079cm" svg:y2="13.025cm">
          <text:p/>
        </draw:line>
        <draw:line draw:style-name="gr3" draw:text-style-name="P1" draw:layer="layout" svg:x1="12.136cm" svg:y1="14.986cm" svg:x2="13.039cm" svg:y2="14.982cm">
          <text:p/>
        </draw:line>
        <draw:line draw:style-name="gr3" draw:text-style-name="P1" draw:layer="layout" svg:x1="12.164cm" svg:y1="17.01cm" svg:x2="13.067cm" svg:y2="17.006cm">
          <text:p/>
        </draw:line>
        <draw:line draw:style-name="gr1" draw:text-style-name="P1" draw:layer="layout" svg:x1="9.923cm" svg:y1="5.01cm" svg:x2="11.028cm" svg:y2="5.009cm">
          <text:p/>
        </draw:line>
        <draw:custom-shape draw:style-name="gr2" draw:text-style-name="P1" draw:layer="layout" svg:width="1.142cm" svg:height="1.391cm" svg:x="11.023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94cm" svg:y1="7.01cm" svg:x2="11.594cm" svg:y2="6.261cm">
          <text:p/>
        </draw:line>
        <draw:line draw:style-name="gr1" draw:text-style-name="P1" draw:layer="layout" svg:x1="12.165cm" svg:y1="7.011cm" svg:x2="11.023cm" svg:y2="7.011cm">
          <text:p/>
        </draw:line>
        <draw:custom-shape draw:style-name="gr2" draw:text-style-name="P1" draw:layer="layout" svg:width="1.14cm" svg:height="1.391cm" svg:x="11.004cm" svg:y="4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73cm" svg:y1="5.008cm" svg:x2="11.573cm" svg:y2="4.259cm">
          <text:p/>
        </draw:line>
        <draw:line draw:style-name="gr1" draw:text-style-name="P1" draw:layer="layout" svg:x1="12.144cm" svg:y1="5.008cm" svg:x2="11.002cm" svg:y2="5.008cm">
          <text:p/>
        </draw:line>
        <draw:custom-shape draw:style-name="gr2" draw:text-style-name="P1" draw:layer="layout" svg:width="1.14cm" svg:height="1.392cm" svg:x="11.002cm" svg:y="2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1.572cm" svg:y1="3.005cm" svg:x2="11.572cm" svg:y2="2.256cm">
          <text:p/>
        </draw:line>
        <draw:line draw:style-name="gr1" draw:text-style-name="P1" draw:layer="layout" svg:x1="12.143cm" svg:y1="3.005cm" svg:x2="11.001cm" svg:y2="3.005cm">
          <text:p/>
        </draw:line>
        <draw:custom-shape draw:style-name="gr2" draw:text-style-name="P1" draw:layer="layout" svg:width="1.142cm" svg:height="1.391cm" svg:x="13.046cm" svg:y="6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617cm" svg:y1="7.011cm" svg:x2="13.617cm" svg:y2="6.262cm">
          <text:p/>
        </draw:line>
        <draw:line draw:style-name="gr1" draw:text-style-name="P1" draw:layer="layout" svg:x1="14.188cm" svg:y1="7.012cm" svg:x2="13.046cm" svg:y2="7.012cm">
          <text:p/>
        </draw:line>
        <draw:custom-shape draw:style-name="gr2" draw:text-style-name="P1" draw:layer="layout" svg:width="1.14cm" svg:height="1.391cm" svg:x="13.027cm" svg:y="4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96cm" svg:y1="5.009cm" svg:x2="13.596cm" svg:y2="4.26cm">
          <text:p/>
        </draw:line>
        <draw:line draw:style-name="gr1" draw:text-style-name="P1" draw:layer="layout" svg:x1="14.167cm" svg:y1="5.009cm" svg:x2="13.025cm" svg:y2="5.009cm">
          <text:p/>
        </draw:line>
        <draw:custom-shape draw:style-name="gr2" draw:text-style-name="P1" draw:layer="layout" svg:width="1.14cm" svg:height="1.392cm" svg:x="13.025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595cm" svg:y1="3.006cm" svg:x2="13.595cm" svg:y2="2.257cm">
          <text:p/>
        </draw:line>
        <draw:line draw:style-name="gr1" draw:text-style-name="P1" draw:layer="layout" svg:x1="14.166cm" svg:y1="3.006cm" svg:x2="13.024cm" svg:y2="3.006cm">
          <text:p/>
        </draw:line>
        <draw:line draw:style-name="gr3" draw:text-style-name="P1" draw:layer="layout" svg:x1="12.147cm" svg:y1="3.008cm" svg:x2="13.022cm" svg:y2="3.008cm">
          <text:p/>
        </draw:line>
        <draw:line draw:style-name="gr3" draw:text-style-name="P1" draw:layer="layout" svg:x1="12.14cm" svg:y1="5.007cm" svg:x2="13.015cm" svg:y2="5.007cm">
          <text:p/>
        </draw:line>
        <draw:line draw:style-name="gr3" draw:text-style-name="P1" draw:layer="layout" svg:x1="12.161cm" svg:y1="7.016cm" svg:x2="13.055cm" svg:y2="7.018cm">
          <text:p/>
        </draw:line>
        <draw:line draw:style-name="gr3" draw:text-style-name="P1" draw:layer="layout" svg:x1="14.997cm" svg:y1="5.016cm" svg:x2="16.002cm" svg:y2="8.012cm">
          <text:p/>
        </draw:line>
        <draw:custom-shape draw:style-name="gr2" draw:text-style-name="P1" draw:layer="layout" svg:width="1.145cm" svg:height="1.391cm" svg:x="18.029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602cm" svg:y1="14.024cm" svg:x2="18.602cm" svg:y2="13.275cm">
          <text:p/>
        </draw:line>
        <draw:line draw:style-name="gr1" draw:text-style-name="P1" draw:layer="layout" svg:x1="19.173cm" svg:y1="14.024cm" svg:x2="18.031cm" svg:y2="14.024cm">
          <text:p/>
        </draw:line>
        <draw:line draw:style-name="gr1" draw:text-style-name="P1" draw:layer="layout" svg:x1="19.991cm" svg:y1="11.024cm" svg:x2="19.166cm" svg:y2="14.056cm">
          <text:p/>
        </draw:line>
        <draw:custom-shape draw:style-name="gr2" draw:text-style-name="P1" draw:layer="layout" svg:width="1.14cm" svg:height="1.391cm" svg:x="18.026cm" svg:y="7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95cm" svg:y1="8.015cm" svg:x2="18.595cm" svg:y2="7.266cm">
          <text:p/>
        </draw:line>
        <draw:line draw:style-name="gr1" draw:text-style-name="P1" draw:layer="layout" svg:x1="19.166cm" svg:y1="8.015cm" svg:x2="18.024cm" svg:y2="8.015cm">
          <text:p/>
        </draw:line>
        <draw:line draw:style-name="gr3" draw:text-style-name="P1" draw:layer="layout" svg:x1="19.163cm" svg:y1="8.039cm" svg:x2="20.008cm" svg:y2="11.031cm">
          <text:p/>
        </draw:line>
        <draw:custom-shape draw:style-name="gr2" draw:text-style-name="P1" draw:layer="layout" svg:width="1.142cm" svg:height="1.391cm" svg:x="38.996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9.567cm" svg:y1="11.009cm" svg:x2="39.567cm" svg:y2="10.26cm">
          <text:p/>
        </draw:line>
        <draw:line draw:style-name="gr1" draw:text-style-name="P1" draw:layer="layout" svg:x1="40.138cm" svg:y1="11.01cm" svg:x2="38.996cm" svg:y2="11.01cm">
          <text:p/>
        </draw:line>
        <draw:custom-shape draw:style-name="gr2" draw:text-style-name="P1" draw:layer="layout" svg:width="1.142cm" svg:height="1.391cm" svg:x="39.009cm" svg:y="6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9.58cm" svg:y1="7.012cm" svg:x2="39.58cm" svg:y2="6.263cm">
          <text:p/>
        </draw:line>
        <draw:line draw:style-name="gr1" draw:text-style-name="P1" draw:layer="layout" svg:x1="40.151cm" svg:y1="7.013cm" svg:x2="39.009cm" svg:y2="7.013cm">
          <text:p/>
        </draw:line>
        <draw:custom-shape draw:style-name="gr2" draw:text-style-name="P1" draw:layer="layout" svg:width="1.142cm" svg:height="1.391cm" svg:x="39.016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9.587cm" svg:y1="9cm" svg:x2="39.587cm" svg:y2="8.251cm">
          <text:p/>
        </draw:line>
        <draw:line draw:style-name="gr1" draw:text-style-name="P1" draw:layer="layout" svg:x1="40.158cm" svg:y1="9.001cm" svg:x2="39.016cm" svg:y2="9.001cm">
          <text:p/>
        </draw:line>
        <draw:line draw:style-name="gr3" draw:text-style-name="P1" draw:layer="layout" svg:x1="40.185cm" svg:y1="5.014cm" svg:x2="41.054cm" svg:y2="5.007cm">
          <text:p/>
        </draw:line>
        <draw:line draw:style-name="gr3" draw:text-style-name="P1" draw:layer="layout" svg:x1="39.563cm" svg:y1="9.645cm" svg:x2="39.568cm" svg:y2="10.277cm">
          <text:p/>
        </draw:line>
        <draw:line draw:style-name="gr3" draw:text-style-name="P1" draw:layer="layout" svg:x1="39.576cm" svg:y1="7.641cm" svg:x2="39.582cm" svg:y2="8.257cm">
          <text:p/>
        </draw:line>
        <draw:frame draw:style-name="gr4" draw:text-style-name="P2" draw:layer="layout" svg:width="0.421cm" svg:height="0.806cm" svg:x="1.732cm" svg:y="11.016cm">
          <draw:text-box>
            <text:p><text:span text:style-name="T1">1</text:span></text:p>
          </draw:text-box>
        </draw:frame>
        <draw:frame draw:style-name="gr4" draw:text-style-name="P2" draw:layer="layout" svg:width="0.421cm" svg:height="0.806cm" svg:x="3.949cm" svg:y="11.028cm">
          <draw:text-box>
            <text:p><text:span text:style-name="T1">2</text:span></text:p>
          </draw:text-box>
        </draw:frame>
        <draw:frame draw:style-name="gr4" draw:text-style-name="P2" draw:layer="layout" svg:width="0.421cm" svg:height="0.806cm" svg:x="6.311cm" svg:y="11.072cm">
          <draw:text-box>
            <text:p><text:span text:style-name="T1">3</text:span></text:p>
          </draw:text-box>
        </draw:frame>
        <draw:frame draw:style-name="gr5" draw:layer="layout" svg:width="0.832cm" svg:height="0.807cm" svg:x="8.166cm" svg:y="13.95cm">
          <draw:text-box>
            <text:p><text:span text:style-name="T1">5</text:span></text:p>
          </draw:text-box>
        </draw:frame>
        <draw:frame draw:style-name="gr5" draw:layer="layout" svg:width="0.832cm" svg:height="0.807cm" svg:x="8.216cm" svg:y="7.965cm">
          <draw:text-box>
            <text:p><text:span text:style-name="T1">4</text:span></text:p>
          </draw:text-box>
        </draw:frame>
        <draw:frame draw:style-name="gr5" draw:layer="layout" svg:width="0.832cm" svg:height="0.807cm" svg:x="11.159cm" svg:y="2.921cm">
          <draw:text-box>
            <text:p><text:span text:style-name="T1">6</text:span></text:p>
          </draw:text-box>
        </draw:frame>
        <draw:frame draw:style-name="gr5" draw:layer="layout" svg:width="0.832cm" svg:height="0.807cm" svg:x="11.176cm" svg:y="4.971cm">
          <draw:text-box>
            <text:p><text:span text:style-name="T1">7</text:span></text:p>
          </draw:text-box>
        </draw:frame>
        <draw:frame draw:style-name="gr5" draw:layer="layout" svg:width="0.832cm" svg:height="0.807cm" svg:x="11.209cm" svg:y="6.955cm">
          <draw:text-box>
            <text:p><text:span text:style-name="T1">8</text:span></text:p>
          </draw:text-box>
        </draw:frame>
        <draw:frame draw:style-name="gr5" draw:layer="layout" svg:width="0.832cm" svg:height="0.807cm" svg:x="11.176cm" svg:y="10.941cm">
          <draw:text-box>
            <text:p><text:span text:style-name="T1">9</text:span></text:p>
          </draw:text-box>
        </draw:frame>
        <draw:frame draw:style-name="gr5" draw:layer="layout" svg:width="1.196cm" svg:height="0.807cm" svg:x="11.063cm" svg:y="12.958cm">
          <draw:text-box>
            <text:p><text:span text:style-name="T1">10</text:span></text:p>
          </draw:text-box>
        </draw:frame>
        <draw:frame draw:style-name="gr5" draw:layer="layout" svg:width="1.26cm" svg:height="0.807cm" svg:x="11.059cm" svg:y="14.898cm">
          <draw:text-box>
            <text:p><text:span text:style-name="T1">11</text:span></text:p>
          </draw:text-box>
        </draw:frame>
        <draw:frame draw:style-name="gr5" draw:layer="layout" svg:width="1.26cm" svg:height="0.807cm" svg:x="11.059cm" svg:y="14.899cm">
          <draw:text-box>
            <text:p><text:span text:style-name="T1">11</text:span></text:p>
          </draw:text-box>
        </draw:frame>
        <draw:frame draw:style-name="gr5" draw:layer="layout" svg:width="1.26cm" svg:height="0.807cm" svg:x="11.089cm" svg:y="16.928cm">
          <draw:text-box>
            <text:p><text:span text:style-name="T1">12</text:span></text:p>
          </draw:text-box>
        </draw:frame>
        <draw:frame draw:style-name="gr5" draw:layer="layout" svg:width="1.052cm" svg:height="0.807cm" svg:x="13.116cm" svg:y="2.971cm">
          <draw:text-box>
            <text:p><text:span text:style-name="T1">13</text:span></text:p>
          </draw:text-box>
        </draw:frame>
        <draw:frame draw:style-name="gr5" draw:layer="layout" svg:width="1.052cm" svg:height="0.807cm" svg:x="13.099cm" svg:y="4.939cm">
          <draw:text-box>
            <text:p><text:span text:style-name="T1">14</text:span></text:p>
          </draw:text-box>
        </draw:frame>
        <draw:frame draw:style-name="gr5" draw:layer="layout" svg:width="1.052cm" svg:height="0.807cm" svg:x="13.133cm" svg:y="6.973cm">
          <draw:text-box>
            <text:p><text:span text:style-name="T1">15</text:span></text:p>
          </draw:text-box>
        </draw:frame>
        <draw:frame draw:style-name="gr5" draw:layer="layout" svg:width="1.052cm" svg:height="0.807cm" svg:x="13.133cm" svg:y="10.941cm">
          <draw:text-box>
            <text:p><text:span text:style-name="T1">16</text:span></text:p>
          </draw:text-box>
        </draw:frame>
        <draw:frame draw:style-name="gr5" draw:layer="layout" svg:width="1.052cm" svg:height="0.807cm" svg:x="13.133cm" svg:y="12.958cm">
          <draw:text-box>
            <text:p><text:span text:style-name="T1">17</text:span></text:p>
          </draw:text-box>
        </draw:frame>
        <draw:frame draw:style-name="gr5" draw:layer="layout" svg:width="1.052cm" svg:height="0.807cm" svg:x="13.1cm" svg:y="14.893cm">
          <draw:text-box>
            <text:p><text:span text:style-name="T1">18</text:span></text:p>
          </draw:text-box>
        </draw:frame>
        <draw:frame draw:style-name="gr5" draw:layer="layout" svg:width="1.052cm" svg:height="0.807cm" svg:x="13.083cm" svg:y="16.976cm">
          <draw:text-box>
            <text:p><text:span text:style-name="T1">19</text:span></text:p>
          </draw:text-box>
        </draw:frame>
        <draw:frame draw:style-name="gr5" draw:layer="layout" svg:width="1.052cm" svg:height="0.807cm" svg:x="16.076cm" svg:y="13.884cm">
          <draw:text-box>
            <text:p><text:span text:style-name="T1">21</text:span></text:p>
          </draw:text-box>
        </draw:frame>
        <draw:frame draw:style-name="gr5" draw:layer="layout" svg:width="1.052cm" svg:height="0.807cm" svg:x="18.077cm" svg:y="13.95cm">
          <draw:text-box>
            <text:p><text:span text:style-name="T1">23</text:span></text:p>
          </draw:text-box>
        </draw:frame>
        <draw:frame draw:style-name="gr5" draw:layer="layout" svg:width="1.052cm" svg:height="0.807cm" svg:x="16.076cm" svg:y="7.931cm">
          <draw:text-box>
            <text:p><text:span text:style-name="T1">20</text:span></text:p>
          </draw:text-box>
        </draw:frame>
        <draw:frame draw:style-name="gr5" draw:layer="layout" svg:width="1.052cm" svg:height="0.807cm" svg:x="18.077cm" svg:y="7.964cm">
          <draw:text-box>
            <text:p><text:span text:style-name="T1">22</text:span></text:p>
          </draw:text-box>
        </draw:frame>
        <draw:frame draw:style-name="gr5" draw:layer="layout" svg:width="1.052cm" svg:height="0.807cm" svg:x="39.073cm" svg:y="6.976cm">
          <draw:text-box>
            <text:p><text:span text:style-name="T1">42</text:span></text:p>
          </draw:text-box>
        </draw:frame>
        <draw:frame draw:style-name="gr5" draw:layer="layout" svg:width="1.052cm" svg:height="0.807cm" svg:x="39.073cm" svg:y="8.944cm">
          <draw:text-box>
            <text:p><text:span text:style-name="T1">41</text:span></text:p>
          </draw:text-box>
        </draw:frame>
        <draw:frame draw:style-name="gr5" draw:layer="layout" svg:width="1.052cm" svg:height="0.807cm" svg:x="39.056cm" svg:y="10.978cm">
          <draw:text-box>
            <text:p><text:span text:style-name="T1">40</text:span></text:p>
          </draw:text-box>
        </draw:frame>
        <draw:frame draw:style-name="gr6" draw:text-style-name="P3" draw:layer="layout" svg:width="1.16cm" svg:height="0.649cm" svg:x="1.5cm" svg:y="10.466cm">
          <draw:text-box>
            <text:p><text:span text:style-name="T2">0</text:span></text:p>
          </draw:text-box>
        </draw:frame>
        <draw:frame draw:style-name="gr6" draw:text-style-name="P3" draw:layer="layout" svg:width="1.16cm" svg:height="0.649cm" svg:x="3.661cm" svg:y="10.467cm">
          <draw:text-box>
            <text:p><text:span text:style-name="T2">4</text:span></text:p>
          </draw:text-box>
        </draw:frame>
        <draw:frame draw:style-name="gr6" draw:text-style-name="P3" draw:layer="layout" svg:width="1.16cm" svg:height="0.649cm" svg:x="6.042cm" svg:y="10.453cm">
          <draw:text-box>
            <text:p><text:span text:style-name="T2">7</text:span></text:p>
          </draw:text-box>
        </draw:frame>
        <draw:frame draw:style-name="gr6" draw:text-style-name="P3" draw:layer="layout" svg:width="1.16cm" svg:height="0.649cm" svg:x="7.997cm" svg:y="7.38cm">
          <draw:text-box>
            <text:p><text:span text:style-name="T2">9</text:span></text:p>
          </draw:text-box>
        </draw:frame>
        <draw:frame draw:style-name="gr6" draw:text-style-name="P3" draw:layer="layout" svg:width="1.16cm" svg:height="0.649cm" svg:x="7.909cm" svg:y="13.363cm">
          <draw:text-box>
            <text:p><text:span text:style-name="T2">11</text:span></text:p>
          </draw:text-box>
        </draw:frame>
        <draw:frame draw:style-name="gr6" draw:text-style-name="P3" draw:layer="layout" svg:width="1.16cm" svg:height="0.649cm" svg:x="10.879cm" svg:y="2.384cm">
          <draw:text-box>
            <text:p><text:span text:style-name="T2">13</text:span></text:p>
          </draw:text-box>
        </draw:frame>
        <draw:frame draw:style-name="gr6" draw:text-style-name="P3" draw:layer="layout" svg:width="1.16cm" svg:height="0.649cm" svg:x="10.849cm" svg:y="4.384cm">
          <draw:text-box>
            <text:p><text:span text:style-name="T2">12</text:span></text:p>
          </draw:text-box>
        </draw:frame>
        <draw:frame draw:style-name="gr6" draw:text-style-name="P3" draw:layer="layout" svg:width="1.16cm" svg:height="0.649cm" svg:x="10.864cm" svg:y="6.412cm">
          <draw:text-box>
            <text:p><text:span text:style-name="T2">11</text:span></text:p>
          </draw:text-box>
        </draw:frame>
        <draw:frame draw:style-name="gr6" draw:text-style-name="P3" draw:layer="layout" svg:width="1.16cm" svg:height="0.649cm" svg:x="12.878cm" svg:y="2.385cm">
          <draw:text-box>
            <text:p><text:span text:style-name="T2">16</text:span></text:p>
          </draw:text-box>
        </draw:frame>
        <draw:frame draw:style-name="gr6" draw:text-style-name="P3" draw:layer="layout" svg:width="1.16cm" svg:height="0.649cm" svg:x="12.892cm" svg:y="4.369cm">
          <draw:text-box>
            <text:p><text:span text:style-name="T2">14</text:span></text:p>
          </draw:text-box>
        </draw:frame>
        <draw:frame draw:style-name="gr6" draw:text-style-name="P3" draw:layer="layout" svg:width="1.16cm" svg:height="0.649cm" svg:x="12.893cm" svg:y="6.428cm">
          <draw:text-box>
            <text:p><text:span text:style-name="T2">13</text:span></text:p>
          </draw:text-box>
        </draw:frame>
        <draw:frame draw:style-name="gr7" draw:text-style-name="P3" draw:layer="layout" svg:width="0.891cm" svg:height="0.65cm" svg:x="10.859cm" svg:y="10.449cm">
          <draw:text-box>
            <text:p><text:span text:style-name="T2">15</text:span></text:p>
          </draw:text-box>
        </draw:frame>
        <draw:frame draw:style-name="gr7" draw:text-style-name="P3" draw:layer="layout" svg:width="0.891cm" svg:height="0.65cm" svg:x="10.917cm" svg:y="12.434cm">
          <draw:text-box>
            <text:p><text:span text:style-name="T2">15</text:span></text:p>
          </draw:text-box>
        </draw:frame>
        <draw:frame draw:style-name="gr7" draw:text-style-name="P3" draw:layer="layout" svg:width="0.891cm" svg:height="0.65cm" svg:x="10.917cm" svg:y="14.403cm">
          <draw:text-box>
            <text:p><text:span text:style-name="T2">13</text:span></text:p>
          </draw:text-box>
        </draw:frame>
        <draw:frame draw:style-name="gr7" draw:text-style-name="P3" draw:layer="layout" svg:width="0.891cm" svg:height="0.65cm" svg:x="10.917cm" svg:y="16.417cm">
          <draw:text-box>
            <text:p><text:span text:style-name="T2">14</text:span></text:p>
          </draw:text-box>
        </draw:frame>
        <draw:frame draw:style-name="gr7" draw:text-style-name="P3" draw:layer="layout" svg:width="0.891cm" svg:height="0.65cm" svg:x="12.916cm" svg:y="10.376cm">
          <draw:text-box>
            <text:p><text:span text:style-name="T2">18</text:span></text:p>
          </draw:text-box>
        </draw:frame>
        <draw:frame draw:style-name="gr7" draw:text-style-name="P3" draw:layer="layout" svg:width="0.891cm" svg:height="0.65cm" svg:x="12.931cm" svg:y="12.42cm">
          <draw:text-box>
            <text:p><text:span text:style-name="T2">19</text:span></text:p>
          </draw:text-box>
        </draw:frame>
        <draw:frame draw:style-name="gr7" draw:text-style-name="P3" draw:layer="layout" svg:width="0.891cm" svg:height="0.65cm" svg:x="12.916cm" svg:y="14.448cm">
          <draw:text-box>
            <text:p><text:span text:style-name="T2">15</text:span></text:p>
          </draw:text-box>
        </draw:frame>
        <draw:frame draw:style-name="gr7" draw:text-style-name="P3" draw:layer="layout" svg:width="0.891cm" svg:height="0.65cm" svg:x="12.946cm" svg:y="16.403cm">
          <draw:text-box>
            <text:p><text:span text:style-name="T2">16</text:span></text:p>
          </draw:text-box>
        </draw:frame>
        <draw:frame draw:style-name="gr7" draw:text-style-name="P3" draw:layer="layout" svg:width="0.891cm" svg:height="0.65cm" svg:x="15.915cm" svg:y="7.451cm">
          <draw:text-box>
            <text:p><text:span text:style-name="T2">20</text:span></text:p>
          </draw:text-box>
        </draw:frame>
        <draw:frame draw:style-name="gr7" draw:text-style-name="P3" draw:layer="layout" svg:width="0.891cm" svg:height="0.65cm" svg:x="15.93cm" svg:y="13.433cm">
          <draw:text-box>
            <text:p><text:span text:style-name="T2">23</text:span></text:p>
          </draw:text-box>
        </draw:frame>
        <draw:frame draw:style-name="gr7" draw:text-style-name="P3" draw:layer="layout" svg:width="0.891cm" svg:height="0.65cm" svg:x="17.915cm" svg:y="13.419cm">
          <draw:text-box>
            <text:p><text:span text:style-name="T2">27</text:span></text:p>
          </draw:text-box>
        </draw:frame>
        <draw:frame draw:style-name="gr7" draw:text-style-name="P3" draw:layer="layout" svg:width="0.891cm" svg:height="0.65cm" svg:x="17.899cm" svg:y="7.422cm">
          <draw:text-box>
            <text:p><text:span text:style-name="T2">24</text:span></text:p>
          </draw:text-box>
        </draw:frame>
        <draw:line draw:style-name="gr1" draw:text-style-name="P1" draw:layer="layout" svg:x1="22.149cm" svg:y1="11.001cm" svg:x2="23.373cm" svg:y2="11.001cm">
          <text:p/>
        </draw:line>
        <draw:custom-shape draw:style-name="gr2" draw:text-style-name="P1" draw:layer="layout" svg:width="1.144cm" svg:height="1.393cm" svg:x="21.007cm" svg:y="10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578cm" svg:y1="11cm" svg:x2="21.578cm" svg:y2="10.251cm">
          <text:p/>
        </draw:line>
        <draw:line draw:style-name="gr1" draw:text-style-name="P1" draw:layer="layout" svg:x1="22.149cm" svg:y1="11.001cm" svg:x2="21.007cm" svg:y2="11.001cm">
          <text:p/>
        </draw:line>
        <draw:custom-shape draw:style-name="gr2" draw:text-style-name="P1" draw:layer="layout" svg:width="1.142cm" svg:height="1.393cm" svg:x="23.209cm" svg:y="10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3.781cm" svg:y1="11cm" svg:x2="23.781cm" svg:y2="10.251cm">
          <text:p/>
        </draw:line>
        <draw:line draw:style-name="gr1" draw:text-style-name="P1" draw:layer="layout" svg:x1="24.352cm" svg:y1="11.001cm" svg:x2="23.21cm" svg:y2="11.001cm">
          <text:p/>
        </draw:line>
        <draw:frame draw:style-name="gr4" draw:text-style-name="P2" draw:layer="layout" svg:width="1.846cm" svg:height="0.806cm" svg:x="21.057cm" svg:y="10.954cm">
          <draw:text-box>
            <text:p><text:span text:style-name="T1">24</text:span></text:p>
          </draw:text-box>
        </draw:frame>
        <draw:frame draw:style-name="gr6" draw:text-style-name="P3" draw:layer="layout" svg:width="1.16cm" svg:height="0.649cm" svg:x="20.912cm" svg:y="10.371cm">
          <draw:text-box>
            <text:p><text:span text:style-name="T2">31</text:span></text:p>
          </draw:text-box>
        </draw:frame>
        <draw:frame draw:style-name="gr6" draw:text-style-name="P3" draw:layer="layout" svg:width="1.16cm" svg:height="0.649cm" svg:x="23.111cm" svg:y="10.372cm">
          <draw:text-box>
            <text:p><text:span text:style-name="T2">35</text:span></text:p>
          </draw:text-box>
        </draw:frame>
        <draw:custom-shape draw:style-name="gr2" draw:text-style-name="P1" draw:layer="layout" svg:width="1.142cm" svg:height="1.393cm" svg:x="26.033cm" svg:y="9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605cm" svg:y1="10cm" svg:x2="26.605cm" svg:y2="9.251cm">
          <text:p/>
        </draw:line>
        <draw:line draw:style-name="gr1" draw:text-style-name="P1" draw:layer="layout" svg:x1="27.176cm" svg:y1="10.001cm" svg:x2="26.034cm" svg:y2="10.001cm">
          <text:p/>
        </draw:line>
        <draw:frame draw:style-name="gr6" draw:text-style-name="P3" draw:layer="layout" svg:width="1.16cm" svg:height="0.649cm" svg:x="25.897cm" svg:y="9.391cm">
          <draw:text-box>
            <text:p><text:span text:style-name="T2">38</text:span></text:p>
          </draw:text-box>
        </draw:frame>
        <draw:custom-shape draw:style-name="gr2" draw:text-style-name="P1" draw:layer="layout" svg:width="1.142cm" svg:height="1.393cm" svg:x="26.032cm" svg:y="11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6.604cm" svg:y1="11.998cm" svg:x2="26.604cm" svg:y2="11.249cm">
          <text:p/>
        </draw:line>
        <draw:line draw:style-name="gr1" draw:text-style-name="P1" draw:layer="layout" svg:x1="27.175cm" svg:y1="11.999cm" svg:x2="26.033cm" svg:y2="11.999cm">
          <text:p/>
        </draw:line>
        <draw:frame draw:style-name="gr6" draw:text-style-name="P3" draw:layer="layout" svg:width="1.091cm" svg:height="0.649cm" svg:x="25.878cm" svg:y="11.408cm">
          <draw:text-box>
            <text:p><text:span text:style-name="T2">38</text:span></text:p>
          </draw:text-box>
        </draw:frame>
        <draw:line draw:style-name="gr3" draw:text-style-name="P1" draw:layer="layout" svg:x1="24.371cm" svg:y1="11.009cm" svg:x2="25.018cm" svg:y2="11.009cm">
          <text:p/>
        </draw:line>
        <draw:line draw:style-name="gr3" draw:text-style-name="P1" draw:layer="layout" svg:x1="26.032cm" svg:y1="9.995cm" svg:x2="25.032cm" svg:y2="11.009cm">
          <text:p/>
        </draw:line>
        <draw:line draw:style-name="gr3" draw:text-style-name="P1" draw:layer="layout" svg:x1="26.017cm" svg:y1="12.009cm" svg:x2="25.047cm" svg:y2="10.995cm">
          <text:p/>
        </draw:line>
        <draw:custom-shape draw:style-name="gr2" draw:text-style-name="P1" draw:layer="layout" svg:width="1.142cm" svg:height="1.393cm" svg:x="29.002cm" svg:y="6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9.574cm" svg:y1="7.014cm" svg:x2="29.574cm" svg:y2="6.265cm">
          <text:p/>
        </draw:line>
        <draw:line draw:style-name="gr1" draw:text-style-name="P1" draw:layer="layout" svg:x1="30.145cm" svg:y1="7.015cm" svg:x2="29.003cm" svg:y2="7.015cm">
          <text:p/>
        </draw:line>
        <draw:frame draw:style-name="gr6" draw:text-style-name="P3" draw:layer="layout" svg:width="1.16cm" svg:height="0.649cm" svg:x="28.885cm" svg:y="6.367cm">
          <draw:text-box>
            <text:p><text:span text:style-name="T2">42</text:span></text:p>
          </draw:text-box>
        </draw:frame>
        <draw:custom-shape draw:style-name="gr2" draw:text-style-name="P1" draw:layer="layout" svg:width="1.142cm" svg:height="1.393cm" svg:x="29.001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9.573cm" svg:y1="9.012cm" svg:x2="29.573cm" svg:y2="8.263cm">
          <text:p/>
        </draw:line>
        <draw:line draw:style-name="gr1" draw:text-style-name="P1" draw:layer="layout" svg:x1="30.144cm" svg:y1="9.013cm" svg:x2="29.002cm" svg:y2="9.013cm">
          <text:p/>
        </draw:line>
        <draw:frame draw:style-name="gr6" draw:text-style-name="P3" draw:layer="layout" svg:width="1.16cm" svg:height="0.649cm" svg:x="28.865cm" svg:y="8.403cm">
          <draw:text-box>
            <text:p><text:span text:style-name="T2">41</text:span></text:p>
          </draw:text-box>
        </draw:frame>
        <draw:line draw:style-name="gr3" draw:text-style-name="P1" draw:layer="layout" svg:x1="29.001cm" svg:y1="7.009cm" svg:x2="28.001cm" svg:y2="8.023cm">
          <text:p/>
        </draw:line>
        <draw:line draw:style-name="gr3" draw:text-style-name="P1" draw:layer="layout" svg:x1="28.986cm" svg:y1="9.023cm" svg:x2="28.016cm" svg:y2="8.009cm">
          <text:p/>
        </draw:line>
        <draw:custom-shape draw:style-name="gr2" draw:text-style-name="P1" draw:layer="layout" svg:width="1.142cm" svg:height="1.393cm" svg:x="29.002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9.574cm" svg:y1="12.998cm" svg:x2="29.574cm" svg:y2="12.249cm">
          <text:p/>
        </draw:line>
        <draw:line draw:style-name="gr1" draw:text-style-name="P1" draw:layer="layout" svg:x1="30.145cm" svg:y1="12.999cm" svg:x2="29.003cm" svg:y2="12.999cm">
          <text:p/>
        </draw:line>
        <draw:frame draw:style-name="gr6" draw:text-style-name="P3" draw:layer="layout" svg:width="1.16cm" svg:height="0.649cm" svg:x="28.886cm" svg:y="12.37cm">
          <draw:text-box>
            <text:p><text:span text:style-name="T2">41</text:span></text:p>
          </draw:text-box>
        </draw:frame>
        <draw:custom-shape draw:style-name="gr2" draw:text-style-name="P1" draw:layer="layout" svg:width="1.142cm" svg:height="1.393cm" svg:x="29.001cm" svg:y="1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9.573cm" svg:y1="14.996cm" svg:x2="29.573cm" svg:y2="14.247cm">
          <text:p/>
        </draw:line>
        <draw:line draw:style-name="gr1" draw:text-style-name="P1" draw:layer="layout" svg:x1="30.144cm" svg:y1="14.997cm" svg:x2="29.002cm" svg:y2="14.997cm">
          <text:p/>
        </draw:line>
        <draw:frame draw:style-name="gr6" draw:text-style-name="P3" draw:layer="layout" svg:width="1.16cm" svg:height="0.649cm" svg:x="28.865cm" svg:y="14.368cm">
          <draw:text-box>
            <text:p><text:span text:style-name="T2">41</text:span></text:p>
          </draw:text-box>
        </draw:frame>
        <draw:line draw:style-name="gr3" draw:text-style-name="P1" draw:layer="layout" svg:x1="29.001cm" svg:y1="12.993cm" svg:x2="28.001cm" svg:y2="14.007cm">
          <text:p/>
        </draw:line>
        <draw:line draw:style-name="gr3" draw:text-style-name="P1" draw:layer="layout" svg:x1="28.986cm" svg:y1="15.007cm" svg:x2="28.016cm" svg:y2="13.993cm">
          <text:p/>
        </draw:line>
        <draw:line draw:style-name="gr3" draw:text-style-name="P1" draw:layer="layout" svg:x1="27.196cm" svg:y1="9.997cm" svg:x2="28.027cm" svg:y2="8.013cm">
          <text:p/>
        </draw:line>
        <draw:line draw:style-name="gr3" draw:text-style-name="P1" draw:layer="layout" svg:x1="27.177cm" svg:y1="12.001cm" svg:x2="28.027cm" svg:y2="13.985cm">
          <text:p/>
        </draw:line>
        <draw:custom-shape draw:style-name="gr2" draw:text-style-name="P1" draw:layer="layout" svg:width="1.142cm" svg:height="1.393cm" svg:x="31.01cm" svg:y="6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582cm" svg:y1="7.014cm" svg:x2="31.582cm" svg:y2="6.265cm">
          <text:p/>
        </draw:line>
        <draw:line draw:style-name="gr1" draw:text-style-name="P1" draw:layer="layout" svg:x1="32.153cm" svg:y1="7.015cm" svg:x2="31.011cm" svg:y2="7.015cm">
          <text:p/>
        </draw:line>
        <draw:frame draw:style-name="gr6" draw:text-style-name="P3" draw:layer="layout" svg:width="1.16cm" svg:height="0.649cm" svg:x="30.874cm" svg:y="6.386cm">
          <draw:text-box>
            <text:p><text:span text:style-name="T2">45</text:span></text:p>
          </draw:text-box>
        </draw:frame>
        <draw:custom-shape draw:style-name="gr2" draw:text-style-name="P1" draw:layer="layout" svg:width="1.142cm" svg:height="1.393cm" svg:x="31.009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581cm" svg:y1="9.012cm" svg:x2="31.581cm" svg:y2="8.263cm">
          <text:p/>
        </draw:line>
        <draw:line draw:style-name="gr1" draw:text-style-name="P1" draw:layer="layout" svg:x1="32.152cm" svg:y1="9.013cm" svg:x2="31.01cm" svg:y2="9.013cm">
          <text:p/>
        </draw:line>
        <draw:frame draw:style-name="gr8" draw:text-style-name="P3" draw:layer="layout" svg:width="1.16cm" svg:height="0.649cm" svg:x="30.911cm" svg:y="8.486cm">
          <draw:text-box>
            <text:p><text:span text:style-name="T2">43</text:span></text:p>
          </draw:text-box>
        </draw:frame>
        <draw:custom-shape draw:style-name="gr2" draw:text-style-name="P1" draw:layer="layout" svg:width="1.142cm" svg:height="1.393cm" svg:x="31.01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582cm" svg:y1="12.998cm" svg:x2="31.582cm" svg:y2="12.249cm">
          <text:p/>
        </draw:line>
        <draw:line draw:style-name="gr1" draw:text-style-name="P1" draw:layer="layout" svg:x1="32.153cm" svg:y1="12.999cm" svg:x2="31.011cm" svg:y2="12.999cm">
          <text:p/>
        </draw:line>
        <draw:frame draw:style-name="gr6" draw:text-style-name="P3" draw:layer="layout" svg:width="1.16cm" svg:height="0.649cm" svg:x="30.856cm" svg:y="12.408cm">
          <draw:text-box>
            <text:p><text:span text:style-name="T2">44</text:span></text:p>
          </draw:text-box>
        </draw:frame>
        <draw:custom-shape draw:style-name="gr2" draw:text-style-name="P1" draw:layer="layout" svg:width="1.142cm" svg:height="1.393cm" svg:x="31.009cm" svg:y="1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1.581cm" svg:y1="14.996cm" svg:x2="31.581cm" svg:y2="14.247cm">
          <text:p/>
        </draw:line>
        <draw:line draw:style-name="gr1" draw:text-style-name="P1" draw:layer="layout" svg:x1="32.152cm" svg:y1="14.997cm" svg:x2="31.01cm" svg:y2="14.997cm">
          <text:p/>
        </draw:line>
        <draw:frame draw:style-name="gr6" draw:text-style-name="P3" draw:layer="layout" svg:width="1.16cm" svg:height="0.649cm" svg:x="30.911cm" svg:y="14.368cm">
          <draw:text-box>
            <text:p><text:span text:style-name="T2">43</text:span></text:p>
          </draw:text-box>
        </draw:frame>
        <draw:line draw:style-name="gr3" draw:text-style-name="P1" draw:layer="layout" svg:x1="30.142cm" svg:y1="7.015cm" svg:x2="31.018cm" svg:y2="7.015cm">
          <text:p/>
        </draw:line>
        <draw:line draw:style-name="gr3" draw:text-style-name="P1" draw:layer="layout" svg:x1="30.135cm" svg:y1="9.017cm" svg:x2="31.011cm" svg:y2="9.017cm">
          <text:p/>
        </draw:line>
        <draw:line draw:style-name="gr3" draw:text-style-name="P1" draw:layer="layout" svg:x1="30.15cm" svg:y1="12.998cm" svg:x2="31.026cm" svg:y2="12.998cm">
          <text:p/>
        </draw:line>
        <draw:line draw:style-name="gr3" draw:text-style-name="P1" draw:layer="layout" svg:x1="30.136cm" svg:y1="15cm" svg:x2="31.012cm" svg:y2="15cm">
          <text:p/>
        </draw:line>
        <draw:custom-shape draw:style-name="gr2" draw:text-style-name="P1" draw:layer="layout" svg:width="1.142cm" svg:height="1.393cm" svg:x="34.02cm" svg:y="9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4.592cm" svg:y1="10.005cm" svg:x2="34.592cm" svg:y2="9.256cm">
          <text:p/>
        </draw:line>
        <draw:line draw:style-name="gr1" draw:text-style-name="P1" draw:layer="layout" svg:x1="35.163cm" svg:y1="10.006cm" svg:x2="34.021cm" svg:y2="10.006cm">
          <text:p/>
        </draw:line>
        <draw:frame draw:style-name="gr6" draw:text-style-name="P3" draw:layer="layout" svg:width="1.16cm" svg:height="0.649cm" svg:x="33.891cm" svg:y="9.377cm">
          <draw:text-box>
            <text:p><text:span text:style-name="T2">49</text:span></text:p>
          </draw:text-box>
        </draw:frame>
        <draw:custom-shape draw:style-name="gr2" draw:text-style-name="P1" draw:layer="layout" svg:width="1.142cm" svg:height="1.393cm" svg:x="34.019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4.591cm" svg:y1="12.003cm" svg:x2="34.591cm" svg:y2="11.254cm">
          <text:p/>
        </draw:line>
        <draw:line draw:style-name="gr1" draw:text-style-name="P1" draw:layer="layout" svg:x1="35.162cm" svg:y1="12.004cm" svg:x2="34.02cm" svg:y2="12.004cm">
          <text:p/>
        </draw:line>
        <draw:frame draw:style-name="gr6" draw:text-style-name="P3" draw:layer="layout" svg:width="1.16cm" svg:height="0.649cm" svg:x="33.875cm" svg:y="11.389cm">
          <draw:text-box>
            <text:p><text:span text:style-name="T2">48</text:span></text:p>
          </draw:text-box>
        </draw:frame>
        <draw:line draw:style-name="gr3" draw:text-style-name="P1" draw:layer="layout" svg:x1="32.147cm" svg:y1="6.992cm" svg:x2="32.978cm" svg:y2="8.032cm">
          <text:p/>
        </draw:line>
        <draw:line draw:style-name="gr3" draw:text-style-name="P1" draw:layer="layout" svg:x1="32.147cm" svg:y1="9.02cm" svg:x2="33.001cm" svg:y2="8.033cm">
          <text:p/>
        </draw:line>
        <draw:line draw:style-name="gr3" draw:text-style-name="P1" draw:layer="layout" svg:x1="34.011cm" svg:y1="10.006cm" svg:x2="32.989cm" svg:y2="8.033cm">
          <text:p/>
        </draw:line>
        <draw:line draw:style-name="gr3" draw:text-style-name="P1" draw:layer="layout" svg:x1="32.147cm" svg:y1="13.001cm" svg:x2="33.013cm" svg:y2="14.035cm">
          <text:p/>
        </draw:line>
        <draw:line draw:style-name="gr3" draw:text-style-name="P1" draw:layer="layout" svg:x1="32.159cm" svg:y1="14.985cm" svg:x2="33.013cm" svg:y2="14.035cm">
          <text:p/>
        </draw:line>
        <draw:line draw:style-name="gr3" draw:text-style-name="P1" draw:layer="layout" svg:x1="34.011cm" svg:y1="12.003cm" svg:x2="33.025cm" svg:y2="14.035cm">
          <text:p/>
        </draw:line>
        <draw:custom-shape draw:style-name="gr2" draw:text-style-name="P1" draw:layer="layout" svg:width="1.142cm" svg:height="1.393cm" svg:x="36.036cm" svg:y="9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608cm" svg:y1="10.003cm" svg:x2="36.608cm" svg:y2="9.254cm">
          <text:p/>
        </draw:line>
        <draw:line draw:style-name="gr1" draw:text-style-name="P1" draw:layer="layout" svg:x1="37.179cm" svg:y1="10.004cm" svg:x2="36.037cm" svg:y2="10.004cm">
          <text:p/>
        </draw:line>
        <draw:frame draw:style-name="gr6" draw:text-style-name="P3" draw:layer="layout" svg:width="1.16cm" svg:height="0.649cm" svg:x="35.921cm" svg:y="9.39cm">
          <draw:text-box>
            <text:p><text:span text:style-name="T2">53</text:span></text:p>
          </draw:text-box>
        </draw:frame>
        <draw:custom-shape draw:style-name="gr2" draw:text-style-name="P1" draw:layer="layout" svg:width="1.142cm" svg:height="1.393cm" svg:x="36.035cm" svg:y="11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6.607cm" svg:y1="12.001cm" svg:x2="36.607cm" svg:y2="11.252cm">
          <text:p/>
        </draw:line>
        <draw:line draw:style-name="gr1" draw:text-style-name="P1" draw:layer="layout" svg:x1="37.178cm" svg:y1="12.002cm" svg:x2="36.036cm" svg:y2="12.002cm">
          <text:p/>
        </draw:line>
        <draw:frame draw:style-name="gr6" draw:text-style-name="P3" draw:layer="layout" svg:width="0.959cm" svg:height="0.649cm" svg:x="35.906cm" svg:y="11.373cm">
          <draw:text-box>
            <text:p><text:span text:style-name="T2">52</text:span></text:p>
          </draw:text-box>
        </draw:frame>
        <draw:line draw:style-name="gr3" draw:text-style-name="P1" draw:layer="layout" svg:x1="35.135cm" svg:y1="10.006cm" svg:x2="36.04cm" svg:y2="10.001cm">
          <text:p/>
        </draw:line>
        <draw:line draw:style-name="gr3" draw:text-style-name="P1" draw:layer="layout" svg:x1="35.154cm" svg:y1="12.004cm" svg:x2="36.059cm" svg:y2="11.999cm">
          <text:p/>
        </draw:line>
        <draw:line draw:style-name="gr3" draw:text-style-name="P1" draw:layer="layout" svg:x1="37.178cm" svg:y1="10.012cm" svg:x2="38.006cm" svg:y2="11.002cm">
          <text:p/>
        </draw:line>
        <draw:line draw:style-name="gr3" draw:text-style-name="P1" draw:layer="layout" svg:x1="37.186cm" svg:y1="12.009cm" svg:x2="38.014cm" svg:y2="11.011cm">
          <text:p/>
        </draw:line>
        <draw:line draw:style-name="gr3" draw:text-style-name="P1" draw:layer="layout" svg:x1="38.004cm" svg:y1="11.017cm" svg:x2="39.002cm" svg:y2="11.017cm">
          <text:p/>
        </draw:line>
        <draw:frame draw:style-name="gr5" draw:layer="layout" svg:width="1.052cm" svg:height="0.807cm" svg:x="23.27cm" svg:y="10.925cm">
          <draw:text-box>
            <text:p><text:span text:style-name="T1">25</text:span></text:p>
          </draw:text-box>
        </draw:frame>
        <draw:frame draw:style-name="gr5" draw:layer="layout" svg:width="1.052cm" svg:height="0.807cm" svg:x="26.081cm" svg:y="11.966cm">
          <draw:text-box>
            <text:p><text:span text:style-name="T1">27</text:span></text:p>
          </draw:text-box>
        </draw:frame>
        <draw:frame draw:style-name="gr5" draw:layer="layout" svg:width="1.052cm" svg:height="0.807cm" svg:x="26.081cm" svg:y="9.949cm">
          <draw:text-box>
            <text:p><text:span text:style-name="T1">26</text:span></text:p>
          </draw:text-box>
        </draw:frame>
        <draw:frame draw:style-name="gr5" draw:layer="layout" svg:width="1.052cm" svg:height="0.807cm" svg:x="29.042cm" svg:y="6.922cm">
          <draw:text-box>
            <text:p><text:span text:style-name="T1">28</text:span></text:p>
          </draw:text-box>
        </draw:frame>
        <draw:frame draw:style-name="gr5" draw:layer="layout" svg:width="1.052cm" svg:height="0.807cm" svg:x="29.042cm" svg:y="8.922cm">
          <draw:text-box>
            <text:p><text:span text:style-name="T1">29</text:span></text:p>
          </draw:text-box>
        </draw:frame>
        <draw:frame draw:style-name="gr5" draw:layer="layout" svg:width="1.052cm" svg:height="0.807cm" svg:x="29.042cm" svg:y="12.909cm">
          <draw:text-box>
            <text:p><text:span text:style-name="T1">30</text:span></text:p>
          </draw:text-box>
        </draw:frame>
        <draw:frame draw:style-name="gr5" draw:layer="layout" svg:width="1.052cm" svg:height="0.807cm" svg:x="29.025cm" svg:y="14.927cm">
          <draw:text-box>
            <text:p><text:span text:style-name="T1">31</text:span></text:p>
          </draw:text-box>
        </draw:frame>
        <draw:frame draw:style-name="gr5" draw:layer="layout" svg:width="1.052cm" svg:height="0.807cm" svg:x="31.075cm" svg:y="6.906cm">
          <draw:text-box>
            <text:p><text:span text:style-name="T1">32</text:span></text:p>
          </draw:text-box>
        </draw:frame>
        <draw:frame draw:style-name="gr5" draw:layer="layout" svg:width="1.052cm" svg:height="0.807cm" svg:x="31.042cm" svg:y="8.906cm">
          <draw:text-box>
            <text:p><text:span text:style-name="T1">33</text:span></text:p>
          </draw:text-box>
        </draw:frame>
        <draw:frame draw:style-name="gr5" draw:layer="layout" svg:width="1.052cm" svg:height="0.807cm" svg:x="31.042cm" svg:y="12.908cm">
          <draw:text-box>
            <text:p><text:span text:style-name="T1">34</text:span></text:p>
          </draw:text-box>
        </draw:frame>
        <draw:frame draw:style-name="gr5" draw:layer="layout" svg:width="1.052cm" svg:height="0.807cm" svg:x="31.075cm" svg:y="14.926cm">
          <draw:text-box>
            <text:p><text:span text:style-name="T1">35</text:span></text:p>
          </draw:text-box>
        </draw:frame>
        <draw:frame draw:style-name="gr5" draw:layer="layout" svg:width="1.052cm" svg:height="0.807cm" svg:x="34.085cm" svg:y="9.982cm">
          <draw:text-box>
            <text:p><text:span text:style-name="T1">36</text:span></text:p>
          </draw:text-box>
        </draw:frame>
        <draw:frame draw:style-name="gr5" draw:layer="layout" svg:width="1.052cm" svg:height="0.807cm" svg:x="34.069cm" svg:y="11.917cm">
          <draw:text-box>
            <text:p><text:span text:style-name="T1">37</text:span></text:p>
          </draw:text-box>
        </draw:frame>
        <draw:frame draw:style-name="gr5" draw:layer="layout" svg:width="1.052cm" svg:height="0.807cm" svg:x="36.102cm" svg:y="9.916cm">
          <draw:text-box>
            <text:p><text:span text:style-name="T1">38</text:span></text:p>
          </draw:text-box>
        </draw:frame>
        <draw:frame draw:style-name="gr5" draw:layer="layout" svg:width="1.052cm" svg:height="0.807cm" svg:x="36.102cm" svg:y="11.917cm">
          <draw:text-box>
            <text:p><text:span text:style-name="T1">39</text:span></text:p>
          </draw:text-box>
        </draw:frame>
        <draw:custom-shape draw:style-name="gr2" draw:text-style-name="P1" draw:layer="layout" svg:width="1.142cm" svg:height="1.391cm" svg:x="39.028cm" svg:y="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9.599cm" svg:y1="5cm" svg:x2="39.599cm" svg:y2="4.251cm">
          <text:p/>
        </draw:line>
        <draw:line draw:style-name="gr1" draw:text-style-name="P1" draw:layer="layout" svg:x1="40.17cm" svg:y1="5.001cm" svg:x2="39.028cm" svg:y2="5.001cm">
          <text:p/>
        </draw:line>
        <draw:frame draw:style-name="gr5" draw:layer="layout" svg:width="1.052cm" svg:height="0.807cm" svg:x="39.06cm" svg:y="4.884cm">
          <draw:text-box>
            <text:p><text:span text:style-name="T1">43</text:span></text:p>
          </draw:text-box>
        </draw:frame>
        <draw:line draw:style-name="gr3" draw:text-style-name="P1" draw:layer="layout" svg:x1="39.574cm" svg:y1="5.621cm" svg:x2="39.582cm" svg:y2="6.288cm">
          <text:p/>
        </draw:line>
        <draw:custom-shape draw:style-name="gr2" draw:text-style-name="P1" draw:layer="layout" svg:width="1.142cm" svg:height="1.391cm" svg:x="41.008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79cm" svg:y1="11.008cm" svg:x2="41.579cm" svg:y2="10.259cm">
          <text:p/>
        </draw:line>
        <draw:line draw:style-name="gr1" draw:text-style-name="P1" draw:layer="layout" svg:x1="42.15cm" svg:y1="11.009cm" svg:x2="41.008cm" svg:y2="11.009cm">
          <text:p/>
        </draw:line>
        <draw:custom-shape draw:style-name="gr2" draw:text-style-name="P1" draw:layer="layout" svg:width="1.142cm" svg:height="1.391cm" svg:x="41.021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92cm" svg:y1="7.011cm" svg:x2="41.592cm" svg:y2="6.262cm">
          <text:p/>
        </draw:line>
        <draw:line draw:style-name="gr1" draw:text-style-name="P1" draw:layer="layout" svg:x1="42.163cm" svg:y1="7.012cm" svg:x2="41.021cm" svg:y2="7.012cm">
          <text:p/>
        </draw:line>
        <draw:custom-shape draw:style-name="gr2" draw:text-style-name="P1" draw:layer="layout" svg:width="1.142cm" svg:height="1.391cm" svg:x="41.028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99cm" svg:y1="8.999cm" svg:x2="41.599cm" svg:y2="8.25cm">
          <text:p/>
        </draw:line>
        <draw:line draw:style-name="gr1" draw:text-style-name="P1" draw:layer="layout" svg:x1="42.17cm" svg:y1="9cm" svg:x2="41.028cm" svg:y2="9cm">
          <text:p/>
        </draw:line>
        <draw:line draw:style-name="gr3" draw:text-style-name="P1" draw:layer="layout" svg:x1="41.575cm" svg:y1="9.644cm" svg:x2="41.58cm" svg:y2="10.276cm">
          <text:p/>
        </draw:line>
        <draw:line draw:style-name="gr3" draw:text-style-name="P1" draw:layer="layout" svg:x1="41.588cm" svg:y1="7.64cm" svg:x2="41.594cm" svg:y2="8.256cm">
          <text:p/>
        </draw:line>
        <draw:frame draw:style-name="gr5" draw:layer="layout" svg:width="1.052cm" svg:height="0.807cm" svg:x="41.085cm" svg:y="6.975cm">
          <draw:text-box>
            <text:p><text:span text:style-name="T1">45</text:span></text:p>
          </draw:text-box>
        </draw:frame>
        <draw:frame draw:style-name="gr5" draw:layer="layout" svg:width="1.052cm" svg:height="0.807cm" svg:x="41.085cm" svg:y="8.943cm">
          <draw:text-box>
            <text:p><text:span text:style-name="T1">46</text:span></text:p>
          </draw:text-box>
        </draw:frame>
        <draw:frame draw:style-name="gr5" draw:layer="layout" svg:width="1.052cm" svg:height="0.807cm" svg:x="41.068cm" svg:y="10.977cm">
          <draw:text-box>
            <text:p><text:span text:style-name="T1">47</text:span></text:p>
          </draw:text-box>
        </draw:frame>
        <draw:custom-shape draw:style-name="gr2" draw:text-style-name="P1" draw:layer="layout" svg:width="1.142cm" svg:height="1.391cm" svg:x="41.04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611cm" svg:y1="4.999cm" svg:x2="41.611cm" svg:y2="4.25cm">
          <text:p/>
        </draw:line>
        <draw:line draw:style-name="gr1" draw:text-style-name="P1" draw:layer="layout" svg:x1="42.182cm" svg:y1="5cm" svg:x2="41.04cm" svg:y2="5cm">
          <text:p/>
        </draw:line>
        <draw:frame draw:style-name="gr5" draw:layer="layout" svg:width="1.052cm" svg:height="0.807cm" svg:x="41.072cm" svg:y="4.883cm">
          <draw:text-box>
            <text:p><text:span text:style-name="T1">44</text:span></text:p>
          </draw:text-box>
        </draw:frame>
        <draw:line draw:style-name="gr3" draw:text-style-name="P1" draw:layer="layout" svg:x1="41.586cm" svg:y1="5.62cm" svg:x2="41.594cm" svg:y2="6.287cm">
          <text:p/>
        </draw:line>
        <draw:custom-shape draw:style-name="gr2" draw:text-style-name="P1" draw:layer="layout" svg:width="1.142cm" svg:height="1.391cm" svg:x="41.006cm" svg:y="14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77cm" svg:y1="15.003cm" svg:x2="41.577cm" svg:y2="14.254cm">
          <text:p/>
        </draw:line>
        <draw:line draw:style-name="gr1" draw:text-style-name="P1" draw:layer="layout" svg:x1="42.148cm" svg:y1="15.004cm" svg:x2="41.006cm" svg:y2="15.004cm">
          <text:p/>
        </draw:line>
        <draw:custom-shape draw:style-name="gr2" draw:text-style-name="P1" draw:layer="layout" svg:width="1.142cm" svg:height="1.391cm" svg:x="41.01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84cm" svg:y1="16.991cm" svg:x2="41.584cm" svg:y2="16.242cm">
          <text:p/>
        </draw:line>
        <draw:line draw:style-name="gr1" draw:text-style-name="P1" draw:layer="layout" svg:x1="42.155cm" svg:y1="16.992cm" svg:x2="41.013cm" svg:y2="16.992cm">
          <text:p/>
        </draw:line>
        <draw:line draw:style-name="gr3" draw:text-style-name="P1" draw:layer="layout" svg:x1="41.573cm" svg:y1="15.632cm" svg:x2="41.579cm" svg:y2="16.248cm">
          <text:p/>
        </draw:line>
        <draw:frame draw:style-name="gr5" draw:layer="layout" svg:width="1.052cm" svg:height="0.807cm" svg:x="41.07cm" svg:y="14.967cm">
          <draw:text-box>
            <text:p><text:span text:style-name="T1">49</text:span></text:p>
          </draw:text-box>
        </draw:frame>
        <draw:frame draw:style-name="gr5" draw:layer="layout" svg:width="1.052cm" svg:height="0.807cm" svg:x="41.07cm" svg:y="16.935cm">
          <draw:text-box>
            <text:p><text:span text:style-name="T1">50</text:span></text:p>
          </draw:text-box>
        </draw:frame>
        <draw:custom-shape draw:style-name="gr2" draw:text-style-name="P1" draw:layer="layout" svg:width="1.142cm" svg:height="1.391cm" svg:x="41.025cm" svg:y="12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1.596cm" svg:y1="12.991cm" svg:x2="41.596cm" svg:y2="12.242cm">
          <text:p/>
        </draw:line>
        <draw:line draw:style-name="gr1" draw:text-style-name="P1" draw:layer="layout" svg:x1="42.167cm" svg:y1="12.992cm" svg:x2="41.025cm" svg:y2="12.992cm">
          <text:p/>
        </draw:line>
        <draw:frame draw:style-name="gr5" draw:layer="layout" svg:width="1.052cm" svg:height="0.807cm" svg:x="41.057cm" svg:y="12.875cm">
          <draw:text-box>
            <text:p><text:span text:style-name="T1">48</text:span></text:p>
          </draw:text-box>
        </draw:frame>
        <draw:line draw:style-name="gr3" draw:text-style-name="P1" draw:layer="layout" svg:x1="41.571cm" svg:y1="13.612cm" svg:x2="41.579cm" svg:y2="14.279cm">
          <text:p/>
        </draw:line>
        <draw:custom-shape draw:style-name="gr2" draw:text-style-name="P1" draw:layer="layout" svg:width="1.142cm" svg:height="1.391cm" svg:x="42.996cm" svg:y="14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67cm" svg:y1="15.01cm" svg:x2="43.567cm" svg:y2="14.261cm">
          <text:p/>
        </draw:line>
        <draw:line draw:style-name="gr1" draw:text-style-name="P1" draw:layer="layout" svg:x1="44.138cm" svg:y1="15.011cm" svg:x2="42.996cm" svg:y2="15.011cm">
          <text:p/>
        </draw:line>
        <draw:custom-shape draw:style-name="gr2" draw:text-style-name="P1" draw:layer="layout" svg:width="1.142cm" svg:height="1.391cm" svg:x="43.003cm" svg:y="16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74cm" svg:y1="16.998cm" svg:x2="43.574cm" svg:y2="16.249cm">
          <text:p/>
        </draw:line>
        <draw:line draw:style-name="gr1" draw:text-style-name="P1" draw:layer="layout" svg:x1="44.145cm" svg:y1="16.999cm" svg:x2="43.003cm" svg:y2="16.999cm">
          <text:p/>
        </draw:line>
        <draw:line draw:style-name="gr3" draw:text-style-name="P1" draw:layer="layout" svg:x1="43.563cm" svg:y1="15.639cm" svg:x2="43.569cm" svg:y2="16.255cm">
          <text:p/>
        </draw:line>
        <draw:frame draw:style-name="gr5" draw:layer="layout" svg:width="1.052cm" svg:height="0.807cm" svg:x="43.06cm" svg:y="14.974cm">
          <draw:text-box>
            <text:p><text:span text:style-name="T1">52</text:span></text:p>
          </draw:text-box>
        </draw:frame>
        <draw:frame draw:style-name="gr5" draw:layer="layout" svg:width="1.052cm" svg:height="0.807cm" svg:x="43.06cm" svg:y="16.942cm">
          <draw:text-box>
            <text:p><text:span text:style-name="T1">51</text:span></text:p>
          </draw:text-box>
        </draw:frame>
        <draw:custom-shape draw:style-name="gr2" draw:text-style-name="P1" draw:layer="layout" svg:width="1.142cm" svg:height="1.391cm" svg:x="43.015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86cm" svg:y1="12.998cm" svg:x2="43.586cm" svg:y2="12.249cm">
          <text:p/>
        </draw:line>
        <draw:line draw:style-name="gr1" draw:text-style-name="P1" draw:layer="layout" svg:x1="44.157cm" svg:y1="12.999cm" svg:x2="43.015cm" svg:y2="12.999cm">
          <text:p/>
        </draw:line>
        <draw:frame draw:style-name="gr5" draw:layer="layout" svg:width="1.052cm" svg:height="0.807cm" svg:x="43.047cm" svg:y="12.882cm">
          <draw:text-box>
            <text:p><text:span text:style-name="T1">53</text:span></text:p>
          </draw:text-box>
        </draw:frame>
        <draw:line draw:style-name="gr3" draw:text-style-name="P1" draw:layer="layout" svg:x1="43.561cm" svg:y1="13.619cm" svg:x2="43.569cm" svg:y2="14.286cm">
          <text:p/>
        </draw:line>
        <draw:line draw:style-name="gr3" draw:text-style-name="P1" draw:layer="layout" svg:x1="42.145cm" svg:y1="16.999cm" svg:x2="43.014cm" svg:y2="16.992cm">
          <text:p/>
        </draw:line>
        <draw:custom-shape draw:style-name="gr2" draw:text-style-name="P1" draw:layer="layout" svg:width="1.142cm" svg:height="1.391cm" svg:x="42.984cm" svg:y="10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55cm" svg:y1="10.986cm" svg:x2="43.555cm" svg:y2="10.237cm">
          <text:p/>
        </draw:line>
        <draw:line draw:style-name="gr1" draw:text-style-name="P1" draw:layer="layout" svg:x1="44.126cm" svg:y1="10.987cm" svg:x2="42.984cm" svg:y2="10.987cm">
          <text:p/>
        </draw:line>
        <draw:custom-shape draw:style-name="gr2" draw:text-style-name="P1" draw:layer="layout" svg:width="1.142cm" svg:height="1.391cm" svg:x="42.997cm" svg:y="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68cm" svg:y1="6.989cm" svg:x2="43.568cm" svg:y2="6.24cm">
          <text:p/>
        </draw:line>
        <draw:line draw:style-name="gr1" draw:text-style-name="P1" draw:layer="layout" svg:x1="44.139cm" svg:y1="6.99cm" svg:x2="42.997cm" svg:y2="6.99cm">
          <text:p/>
        </draw:line>
        <draw:custom-shape draw:style-name="gr2" draw:text-style-name="P1" draw:layer="layout" svg:width="1.142cm" svg:height="1.391cm" svg:x="43.004cm" svg:y="8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75cm" svg:y1="8.977cm" svg:x2="43.575cm" svg:y2="8.228cm">
          <text:p/>
        </draw:line>
        <draw:line draw:style-name="gr1" draw:text-style-name="P1" draw:layer="layout" svg:x1="44.146cm" svg:y1="8.978cm" svg:x2="43.004cm" svg:y2="8.978cm">
          <text:p/>
        </draw:line>
        <draw:line draw:style-name="gr3" draw:text-style-name="P1" draw:layer="layout" svg:x1="43.551cm" svg:y1="9.622cm" svg:x2="43.556cm" svg:y2="10.254cm">
          <text:p/>
        </draw:line>
        <draw:line draw:style-name="gr3" draw:text-style-name="P1" draw:layer="layout" svg:x1="43.564cm" svg:y1="7.618cm" svg:x2="43.57cm" svg:y2="8.234cm">
          <text:p/>
        </draw:line>
        <draw:frame draw:style-name="gr5" draw:layer="layout" svg:width="1.052cm" svg:height="0.807cm" svg:x="43.061cm" svg:y="6.953cm">
          <draw:text-box>
            <text:p><text:span text:style-name="T1">56</text:span></text:p>
          </draw:text-box>
        </draw:frame>
        <draw:frame draw:style-name="gr5" draw:layer="layout" svg:width="1.052cm" svg:height="0.807cm" svg:x="43.061cm" svg:y="8.921cm">
          <draw:text-box>
            <text:p><text:span text:style-name="T1">55</text:span></text:p>
          </draw:text-box>
        </draw:frame>
        <draw:frame draw:style-name="gr5" draw:layer="layout" svg:width="1.052cm" svg:height="0.807cm" svg:x="43.044cm" svg:y="10.955cm">
          <draw:text-box>
            <text:p><text:span text:style-name="T1">54</text:span></text:p>
          </draw:text-box>
        </draw:frame>
        <draw:custom-shape draw:style-name="gr2" draw:text-style-name="P1" draw:layer="layout" svg:width="1.142cm" svg:height="1.391cm" svg:x="43.016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3.587cm" svg:y1="4.977cm" svg:x2="43.587cm" svg:y2="4.228cm">
          <text:p/>
        </draw:line>
        <draw:line draw:style-name="gr1" draw:text-style-name="P1" draw:layer="layout" svg:x1="44.158cm" svg:y1="4.978cm" svg:x2="43.016cm" svg:y2="4.978cm">
          <text:p/>
        </draw:line>
        <draw:frame draw:style-name="gr5" draw:layer="layout" svg:width="1.052cm" svg:height="0.807cm" svg:x="43.048cm" svg:y="4.861cm">
          <draw:text-box>
            <text:p><text:span text:style-name="T1">57</text:span></text:p>
          </draw:text-box>
        </draw:frame>
        <draw:line draw:style-name="gr3" draw:text-style-name="P1" draw:layer="layout" svg:x1="43.562cm" svg:y1="5.598cm" svg:x2="43.57cm" svg:y2="6.265cm">
          <text:p/>
        </draw:line>
        <draw:line draw:style-name="gr3" draw:text-style-name="P1" draw:layer="layout" svg:x1="41.592cm" svg:y1="11.645cm" svg:x2="41.6cm" svg:y2="12.312cm">
          <text:p/>
        </draw:line>
        <draw:line draw:style-name="gr3" draw:text-style-name="P1" draw:layer="layout" svg:x1="44.154cm" svg:y1="4.977cm" svg:x2="45.023cm" svg:y2="4.97cm">
          <text:p/>
        </draw:line>
        <draw:custom-shape draw:style-name="gr2" draw:text-style-name="P1" draw:layer="layout" svg:width="1.142cm" svg:height="1.391cm" svg:x="45.00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5.58cm" svg:y1="4.962cm" svg:x2="45.58cm" svg:y2="4.213cm">
          <text:p/>
        </draw:line>
        <draw:line draw:style-name="gr1" draw:text-style-name="P1" draw:layer="layout" svg:x1="46.151cm" svg:y1="4.963cm" svg:x2="45.009cm" svg:y2="4.963cm">
          <text:p/>
        </draw:line>
        <draw:frame draw:style-name="gr5" draw:layer="layout" svg:width="1.052cm" svg:height="0.807cm" svg:x="45.041cm" svg:y="4.846cm">
          <draw:text-box>
            <text:p><text:span text:style-name="T1">58</text:span></text:p>
          </draw:text-box>
        </draw:frame>
        <draw:frame draw:style-name="gr7" draw:text-style-name="P3" draw:layer="layout" svg:width="0.891cm" svg:height="0.65cm" svg:x="38.875cm" svg:y="10.391cm">
          <draw:text-box>
            <text:p><text:span text:style-name="T2">56</text:span></text:p>
          </draw:text-box>
        </draw:frame>
        <draw:frame draw:style-name="gr7" draw:text-style-name="P3" draw:layer="layout" svg:width="0.891cm" svg:height="0.65cm" svg:x="38.875cm" svg:y="8.391cm">
          <draw:text-box>
            <text:p><text:span text:style-name="T2">59</text:span></text:p>
          </draw:text-box>
        </draw:frame>
        <draw:frame draw:style-name="gr7" draw:text-style-name="P3" draw:layer="layout" svg:width="0.891cm" svg:height="0.65cm" svg:x="38.92cm" svg:y="6.423cm">
          <draw:text-box>
            <text:p><text:span text:style-name="T2">63</text:span></text:p>
          </draw:text-box>
        </draw:frame>
        <draw:frame draw:style-name="gr7" draw:text-style-name="P3" draw:layer="layout" svg:width="0.891cm" svg:height="0.65cm" svg:x="38.905cm" svg:y="4.38cm">
          <draw:text-box>
            <text:p><text:span text:style-name="T2">67</text:span></text:p>
          </draw:text-box>
        </draw:frame>
        <draw:frame draw:style-name="gr7" draw:text-style-name="P3" draw:layer="layout" svg:width="0.891cm" svg:height="0.65cm" svg:x="40.933cm" svg:y="4.409cm">
          <draw:text-box>
            <text:p><text:span text:style-name="T2">69</text:span></text:p>
          </draw:text-box>
        </draw:frame>
        <draw:frame draw:style-name="gr7" draw:text-style-name="P3" draw:layer="layout" svg:width="0.891cm" svg:height="0.65cm" svg:x="40.89cm" svg:y="6.393cm">
          <draw:text-box>
            <text:p><text:span text:style-name="T2">72</text:span></text:p>
          </draw:text-box>
        </draw:frame>
        <draw:frame draw:style-name="gr7" draw:text-style-name="P3" draw:layer="layout" svg:width="0.891cm" svg:height="0.65cm" svg:x="40.934cm" svg:y="8.405cm">
          <draw:text-box>
            <text:p><text:span text:style-name="T2">75</text:span></text:p>
          </draw:text-box>
        </draw:frame>
        <draw:frame draw:style-name="gr7" draw:text-style-name="P3" draw:layer="layout" svg:width="0.891cm" svg:height="0.65cm" svg:x="40.889cm" svg:y="10.361cm">
          <draw:text-box>
            <text:p><text:span text:style-name="T2">77</text:span></text:p>
          </draw:text-box>
        </draw:frame>
        <draw:frame draw:style-name="gr7" draw:text-style-name="P3" draw:layer="layout" svg:width="0.891cm" svg:height="0.65cm" svg:x="40.905cm" svg:y="12.347cm">
          <draw:text-box>
            <text:p><text:span text:style-name="T2">79</text:span></text:p>
          </draw:text-box>
        </draw:frame>
        <draw:frame draw:style-name="gr7" draw:text-style-name="P3" draw:layer="layout" svg:width="0.891cm" svg:height="0.65cm" svg:x="40.905cm" svg:y="14.359cm">
          <draw:text-box>
            <text:p><text:span text:style-name="T2">82</text:span></text:p>
          </draw:text-box>
        </draw:frame>
        <draw:frame draw:style-name="gr7" draw:text-style-name="P3" draw:layer="layout" svg:width="0.891cm" svg:height="0.65cm" svg:x="40.889cm" svg:y="16.388cm">
          <draw:text-box>
            <text:p><text:span text:style-name="T2">86</text:span></text:p>
          </draw:text-box>
        </draw:frame>
        <draw:frame draw:style-name="gr7" draw:text-style-name="P3" draw:layer="layout" svg:width="0.891cm" svg:height="0.65cm" svg:x="42.888cm" svg:y="16.359cm">
          <draw:text-box>
            <text:p><text:span text:style-name="T2">90</text:span></text:p>
          </draw:text-box>
        </draw:frame>
        <draw:frame draw:style-name="gr7" draw:text-style-name="P3" draw:layer="layout" svg:width="0.891cm" svg:height="0.65cm" svg:x="42.859cm" svg:y="14.404cm">
          <draw:text-box>
            <text:p><text:span text:style-name="T2">93</text:span></text:p>
          </draw:text-box>
        </draw:frame>
        <draw:frame draw:style-name="gr7" draw:text-style-name="P3" draw:layer="layout" svg:width="0.891cm" svg:height="0.65cm" svg:x="42.859cm" svg:y="12.419cm">
          <draw:text-box>
            <text:p><text:span text:style-name="T2">96</text:span></text:p>
          </draw:text-box>
        </draw:frame>
        <draw:frame draw:style-name="gr7" draw:text-style-name="P3" draw:layer="layout" svg:width="1.341cm" svg:height="0.65cm" svg:x="42.743cm" svg:y="10.376cm">
          <draw:text-box>
            <text:p><text:span text:style-name="T2">100</text:span></text:p>
          </draw:text-box>
        </draw:frame>
        <draw:frame draw:style-name="gr7" draw:text-style-name="P3" draw:layer="layout" svg:width="1.086cm" svg:height="0.65cm" svg:x="42.747cm" svg:y="8.392cm">
          <draw:text-box>
            <text:p><text:span text:style-name="T2">103</text:span></text:p>
          </draw:text-box>
        </draw:frame>
        <draw:frame draw:style-name="gr7" draw:text-style-name="P3" draw:layer="layout" svg:width="1.086cm" svg:height="0.65cm" svg:x="42.746cm" svg:y="6.378cm">
          <draw:text-box>
            <text:p><text:span text:style-name="T2">107</text:span></text:p>
          </draw:text-box>
        </draw:frame>
        <draw:frame draw:style-name="gr7" draw:text-style-name="P4" draw:layer="layout" svg:width="1.086cm" svg:height="0.65cm" svg:x="42.776cm" svg:y="4.364cm">
          <draw:text-box>
            <text:p text:style-name="P4"><text:span text:style-name="T3">110</text:span></text:p>
          </draw:text-box>
        </draw:frame>
        <draw:frame draw:style-name="gr7" draw:text-style-name="P3" draw:layer="layout" svg:width="1.086cm" svg:height="0.65cm" svg:x="44.775cm" svg:y="4.393cm">
          <draw:text-box>
            <text:p><text:span text:style-name="T2">114</text:span></text:p>
          </draw:text-box>
        </draw:frame>
        <draw:frame draw:style-name="gr9" draw:text-style-name="P2" draw:layer="layout" svg:width="9.991cm" svg:height="8.576cm" svg:x="1.688cm" svg:y="19.164cm">
          <draw:text-box>
            <text:p><text:span text:style-name="T1">1</text:span><text:span text:style-name="T1"><text:tab/></text:span><text:span text:style-name="T1">Test case for classroom</text:span></text:p>
            <text:p><text:span text:style-name="T1">2</text:span><text:span text:style-name="T1"><text:tab/></text:span><text:span text:style-name="T1">Implement classroom</text:span></text:p>
            <text:p><text:span text:style-name="T1">3</text:span><text:span text:style-name="T1"><text:tab/></text:span><text:span text:style-name="T1">Initiate messaging</text:span></text:p>
            <text:p><text:span text:style-name="T1">4</text:span><text:span text:style-name="T1"><text:tab/></text:span><text:span text:style-name="T1">Test case for send message</text:span></text:p>
            <text:p><text:span text:style-name="T1">5</text:span><text:span text:style-name="T1"><text:tab/></text:span><text:span text:style-name="T1">Test case for read message</text:span></text:p>
            <text:p><text:span text:style-name="T1">6</text:span><text:span text:style-name="T1"><text:tab/></text:span><text:span text:style-name="T1">Test case for delete message</text:span></text:p>
            <text:p><text:span text:style-name="T1">7</text:span><text:span text:style-name="T1"><text:tab/></text:span><text:span text:style-name="T1">Implement send message</text:span></text:p>
            <text:p><text:span text:style-name="T1">8</text:span><text:span text:style-name="T1"><text:tab/></text:span><text:span text:style-name="T1">Implement read message</text:span></text:p>
            <text:p><text:span text:style-name="T1">9</text:span><text:span text:style-name="T1"><text:tab/></text:span><text:span text:style-name="T1">Implement delete message</text:span></text:p>
            <text:p><text:span text:style-name="T1">10</text:span><text:span text:style-name="T1"><text:tab/></text:span><text:span text:style-name="T1">Merge messaging functions</text:span></text:p>
            <text:p><text:span text:style-name="T1">11</text:span><text:span text:style-name="T1"><text:tab/></text:span><text:span text:style-name="T1">Debug messaging</text:span></text:p>
            <text:p><text:span text:style-name="T1">12</text:span><text:span text:style-name="T1"><text:tab/></text:span><text:span text:style-name="T1">Initiate post manager</text:span></text:p>
            <text:p><text:span text:style-name="T1">13</text:span><text:span text:style-name="T1"><text:tab/></text:span><text:span text:style-name="T1">Test case for create post</text:span></text:p>
            <text:p><text:span text:style-name="T1">14</text:span><text:span text:style-name="T1"><text:tab/></text:span><text:span text:style-name="T1">Test case for download attachment</text:span></text:p>
            <text:p><text:span text:style-name="T1">15</text:span><text:span text:style-name="T1"><text:tab/></text:span><text:span text:style-name="T1">Test case for delete post</text:span></text:p>
          </draw:text-box>
        </draw:frame>
        <draw:frame draw:style-name="gr9" draw:text-style-name="P2" draw:layer="layout" svg:width="9.991cm" svg:height="8.576cm" svg:x="12.015cm" svg:y="19.229cm">
          <draw:text-box>
            <text:p><text:span text:style-name="T1">16</text:span><text:span text:style-name="T1"><text:tab/></text:span><text:span text:style-name="T1">Test case for comment post</text:span></text:p>
            <text:p><text:span text:style-name="T1">17</text:span><text:span text:style-name="T1"><text:tab/></text:span><text:span text:style-name="T1">Implement create post</text:span></text:p>
            <text:p><text:span text:style-name="T1">18</text:span><text:span text:style-name="T1"><text:tab/></text:span><text:span text:style-name="T1">Implement download attachment</text:span></text:p>
            <text:p><text:span text:style-name="T1">19</text:span><text:span text:style-name="T1"><text:tab/></text:span><text:span text:style-name="T1">Implement delete post</text:span></text:p>
            <text:p><text:span text:style-name="T1">20</text:span><text:span text:style-name="T1"><text:tab/></text:span><text:span text:style-name="T1">Implement comment post</text:span></text:p>
            <text:p><text:span text:style-name="T1">21</text:span><text:span text:style-name="T1"><text:tab/></text:span><text:span text:style-name="T1">Merge post manager functions</text:span></text:p>
            <text:p><text:span text:style-name="T1">22</text:span><text:span text:style-name="T1"><text:tab/></text:span><text:span text:style-name="T1">Debug post manager</text:span></text:p>
            <text:p><text:span text:style-name="T1">23</text:span><text:span text:style-name="T1"><text:tab/></text:span><text:span text:style-name="T1">Merge messaging and post manager</text:span></text:p>
            <text:p><text:span text:style-name="T1">24</text:span><text:span text:style-name="T1"><text:tab/></text:span><text:span text:style-name="T1">Debug messaging and post manager</text:span></text:p>
            <text:p><text:span text:style-name="T1">25</text:span><text:span text:style-name="T1"><text:tab/></text:span><text:span text:style-name="T1">Initiate friend feature</text:span></text:p>
            <text:p><text:span text:style-name="T1">26</text:span><text:span text:style-name="T1"><text:tab/></text:span><text:span text:style-name="T1">Test case for add friend</text:span></text:p>
            <text:p><text:span text:style-name="T1">27</text:span><text:span text:style-name="T1"><text:tab/></text:span><text:span text:style-name="T1">Test case for remove friend</text:span></text:p>
            <text:p><text:span text:style-name="T1">28</text:span><text:span text:style-name="T1"><text:tab/></text:span><text:span text:style-name="T1">Implement add friend</text:span></text:p>
            <text:p><text:span text:style-name="T1">29</text:span><text:span text:style-name="T1"><text:tab/></text:span><text:span text:style-name="T1">Implement remove friend</text:span></text:p>
            <text:p><text:span text:style-name="T1">30</text:span><text:span text:style-name="T1"><text:tab/></text:span><text:span text:style-name="T1">Merge friend feature</text:span></text:p>
          </draw:text-box>
        </draw:frame>
        <draw:frame draw:style-name="gr9" draw:text-style-name="P2" draw:layer="layout" svg:width="11.021cm" svg:height="8.576cm" svg:x="22.342cm" svg:y="19.294cm">
          <draw:text-box>
            <text:p><text:span text:style-name="T1">31</text:span><text:span text:style-name="T1"><text:tab/></text:span><text:span text:style-name="T1">Debug friend feature</text:span></text:p>
            <text:p><text:span text:style-name="T1">32</text:span><text:span text:style-name="T1"><text:tab/></text:span><text:span text:style-name="T1">Initiate classroom post filter</text:span></text:p>
            <text:p><text:span text:style-name="T1">33</text:span><text:span text:style-name="T1"><text:tab/></text:span><text:span text:style-name="T1">Test case for post require admin approval</text:span></text:p>
            <text:p><text:span text:style-name="T1">34</text:span><text:span text:style-name="T1"><text:tab/></text:span><text:span text:style-name="T1">Test case for admin can delete any post</text:span></text:p>
            <text:p><text:span text:style-name="T1">35</text:span><text:span text:style-name="T1"><text:tab/></text:span><text:span text:style-name="T1">Implement post require admin approval</text:span></text:p>
            <text:p><text:span text:style-name="T1">36</text:span><text:span text:style-name="T1"><text:tab/></text:span><text:span text:style-name="T1">Implement admin can delete any post</text:span></text:p>
            <text:p><text:span text:style-name="T1">37</text:span><text:span text:style-name="T1"><text:tab/></text:span><text:span text:style-name="T1">Merge classroom post filter</text:span></text:p>
            <text:p><text:span text:style-name="T1">38</text:span><text:span text:style-name="T1"><text:tab/></text:span><text:span text:style-name="T1">Debug classroom post filter</text:span></text:p>
            <text:p><text:span text:style-name="T1">39</text:span><text:span text:style-name="T1"><text:tab/></text:span><text:span text:style-name="T1">Merge friand and post filter features</text:span></text:p>
            <text:p><text:span text:style-name="T1">40</text:span><text:span text:style-name="T1"><text:tab/></text:span><text:span text:style-name="T1">Debug friend and post filter feature</text:span></text:p>
            <text:p><text:span text:style-name="T1">41</text:span><text:span text:style-name="T1"><text:tab/></text:span><text:span text:style-name="T1">Merge all feature till date</text:span></text:p>
            <text:p><text:span text:style-name="T1">42</text:span><text:span text:style-name="T1"><text:tab/></text:span><text:span text:style-name="T1">Debug merged features</text:span></text:p>
            <text:p><text:span text:style-name="T1">43</text:span><text:span text:style-name="T1"><text:tab/></text:span><text:span text:style-name="T1">Initiate message filter</text:span></text:p>
            <text:p><text:span text:style-name="T1">44</text:span><text:span text:style-name="T1"><text:tab/></text:span><text:span text:style-name="T1">Test case for message filter</text:span></text:p>
            <text:p><text:span text:style-name="T1">45</text:span><text:span text:style-name="T1"><text:tab/></text:span><text:span text:style-name="T1">Implement message filter</text:span></text:p>
          </draw:text-box>
        </draw:frame>
        <draw:frame draw:style-name="gr9" draw:text-style-name="P2" draw:layer="layout" svg:width="12.247cm" svg:height="8.291cm" svg:x="34.281cm" svg:y="19.359cm">
          <draw:text-box>
            <text:p><text:span text:style-name="T1">46</text:span><text:span text:style-name="T1"><text:tab/></text:span><text:span text:style-name="T1">Integrate message filter</text:span></text:p>
            <text:p><text:span text:style-name="T1">47</text:span><text:span text:style-name="T1"><text:tab/></text:span><text:span text:style-name="T1">Debug integration</text:span></text:p>
            <text:p><text:span text:style-name="T1">48</text:span><text:span text:style-name="T1"><text:tab/></text:span><text:span text:style-name="T1">Initiate classroom feed</text:span></text:p>
            <text:p><text:span text:style-name="T1">49</text:span><text:span text:style-name="T1"><text:tab/></text:span><text:span text:style-name="T1">Test Case for classroom feed</text:span></text:p>
            <text:p><text:span text:style-name="T1">50</text:span><text:span text:style-name="T1"><text:tab/></text:span><text:span text:style-name="T1">Implement classroom feed</text:span></text:p>
            <text:p><text:span text:style-name="T1">51</text:span><text:span text:style-name="T1"><text:tab/></text:span><text:span text:style-name="T1">Integrate classroom feed</text:span></text:p>
            <text:p><text:span text:style-name="T1">52</text:span><text:span text:style-name="T1"><text:tab/></text:span><text:span text:style-name="T1">Debug classroom feed</text:span></text:p>
            <text:p><text:span text:style-name="T1">53</text:span><text:span text:style-name="T1"><text:tab/></text:span><text:span text:style-name="T1">Final integration and brainstorming</text:span></text:p>
            <text:p><text:span text:style-name="T1">54</text:span><text:span text:style-name="T1"><text:tab/></text:span><text:span text:style-name="T1">Initialize integration for MyRamdam module</text:span></text:p>
            <text:p><text:span text:style-name="T1">55</text:span><text:span text:style-name="T1"><text:tab/></text:span><text:span text:style-name="T1">Test case for MyRamdam module</text:span></text:p>
            <text:p><text:span text:style-name="T1">56</text:span><text:span text:style-name="T1"><text:tab/></text:span><text:span text:style-name="T1">Implement MyRamdam module integration</text:span></text:p>
            <text:p><text:span text:style-name="T1">57</text:span><text:span text:style-name="T1"><text:tab/></text:span><text:span text:style-name="T1">Debug integration of MyRamdam module</text:span></text:p>
            <text:p><text:span text:style-name="T1">58</text:span><text:span text:style-name="T1"><text:tab/></text:span><text:span text:style-name="T1">End project</text:span></text:p>
          </draw:text-box>
        </draw:frame>
        <draw:frame draw:style-name="gr7" draw:text-style-name="P3" draw:layer="layout" svg:width="1.086cm" svg:height="0.65cm" svg:x="45.379cm" svg:y="4.412cm">
          <draw:text-box>
            <text:p><text:span text:style-name="T2">114</text:span></text:p>
          </draw:text-box>
        </draw:frame>
        <draw:frame draw:style-name="gr7" draw:text-style-name="P4" draw:layer="layout" svg:width="1.086cm" svg:height="0.65cm" svg:x="43.395cm" svg:y="4.383cm">
          <draw:text-box>
            <text:p text:style-name="P4"><text:span text:style-name="T3">110</text:span></text:p>
          </draw:text-box>
        </draw:frame>
        <draw:frame draw:style-name="gr7" draw:text-style-name="P3" draw:layer="layout" svg:width="1.086cm" svg:height="0.65cm" svg:x="43.346cm" svg:y="6.378cm">
          <draw:text-box>
            <text:p><text:span text:style-name="T2">107</text:span></text:p>
          </draw:text-box>
        </draw:frame>
        <draw:frame draw:style-name="gr7" draw:text-style-name="P3" draw:layer="layout" svg:width="1.086cm" svg:height="0.65cm" svg:x="43.347cm" svg:y="8.392cm">
          <draw:text-box>
            <text:p><text:span text:style-name="T2">103</text:span></text:p>
          </draw:text-box>
        </draw:frame>
        <draw:frame draw:style-name="gr7" draw:text-style-name="P3" draw:layer="layout" svg:width="1.341cm" svg:height="0.65cm" svg:x="43.344cm" svg:y="10.376cm">
          <draw:text-box>
            <text:p><text:span text:style-name="T2">100</text:span></text:p>
          </draw:text-box>
        </draw:frame>
        <draw:frame draw:style-name="gr7" draw:text-style-name="P3" draw:layer="layout" svg:width="0.891cm" svg:height="0.65cm" svg:x="43.36cm" svg:y="12.419cm">
          <draw:text-box>
            <text:p><text:span text:style-name="T2">96</text:span></text:p>
          </draw:text-box>
        </draw:frame>
        <draw:frame draw:style-name="gr7" draw:text-style-name="P3" draw:layer="layout" svg:width="0.891cm" svg:height="0.65cm" svg:x="43.36cm" svg:y="14.404cm">
          <draw:text-box>
            <text:p><text:span text:style-name="T2">93</text:span></text:p>
          </draw:text-box>
        </draw:frame>
        <draw:frame draw:style-name="gr7" draw:text-style-name="P3" draw:layer="layout" svg:width="0.891cm" svg:height="0.65cm" svg:x="43.389cm" svg:y="16.359cm">
          <draw:text-box>
            <text:p><text:span text:style-name="T2">90</text:span></text:p>
          </draw:text-box>
        </draw:frame>
        <draw:frame draw:style-name="gr7" draw:text-style-name="P3" draw:layer="layout" svg:width="0.891cm" svg:height="0.65cm" svg:x="41.39cm" svg:y="16.388cm">
          <draw:text-box>
            <text:p><text:span text:style-name="T2">86</text:span></text:p>
          </draw:text-box>
        </draw:frame>
        <draw:frame draw:style-name="gr7" draw:text-style-name="P3" draw:layer="layout" svg:width="0.891cm" svg:height="0.65cm" svg:x="41.406cm" svg:y="14.359cm">
          <draw:text-box>
            <text:p><text:span text:style-name="T2">82</text:span></text:p>
          </draw:text-box>
        </draw:frame>
        <draw:frame draw:style-name="gr7" draw:text-style-name="P3" draw:layer="layout" svg:width="0.891cm" svg:height="0.65cm" svg:x="41.406cm" svg:y="12.347cm">
          <draw:text-box>
            <text:p><text:span text:style-name="T2">79</text:span></text:p>
          </draw:text-box>
        </draw:frame>
        <draw:frame draw:style-name="gr7" draw:text-style-name="P3" draw:layer="layout" svg:width="0.891cm" svg:height="0.65cm" svg:x="41.39cm" svg:y="10.361cm">
          <draw:text-box>
            <text:p><text:span text:style-name="T2">77</text:span></text:p>
          </draw:text-box>
        </draw:frame>
        <draw:frame draw:style-name="gr7" draw:text-style-name="P3" draw:layer="layout" svg:width="0.891cm" svg:height="0.65cm" svg:x="41.435cm" svg:y="8.405cm">
          <draw:text-box>
            <text:p><text:span text:style-name="T2">75</text:span></text:p>
          </draw:text-box>
        </draw:frame>
        <draw:frame draw:style-name="gr7" draw:text-style-name="P3" draw:layer="layout" svg:width="0.891cm" svg:height="0.65cm" svg:x="41.391cm" svg:y="6.393cm">
          <draw:text-box>
            <text:p><text:span text:style-name="T2">72</text:span></text:p>
          </draw:text-box>
        </draw:frame>
        <draw:frame draw:style-name="gr7" draw:text-style-name="P3" draw:layer="layout" svg:width="0.891cm" svg:height="0.65cm" svg:x="41.434cm" svg:y="4.409cm">
          <draw:text-box>
            <text:p><text:span text:style-name="T2">69</text:span></text:p>
          </draw:text-box>
        </draw:frame>
        <draw:frame draw:style-name="gr7" draw:text-style-name="P3" draw:layer="layout" svg:width="0.891cm" svg:height="0.65cm" svg:x="39.406cm" svg:y="4.38cm">
          <draw:text-box>
            <text:p><text:span text:style-name="T2">67</text:span></text:p>
          </draw:text-box>
        </draw:frame>
        <draw:frame draw:style-name="gr7" draw:text-style-name="P3" draw:layer="layout" svg:width="0.891cm" svg:height="0.65cm" svg:x="39.421cm" svg:y="6.423cm">
          <draw:text-box>
            <text:p><text:span text:style-name="T2">63</text:span></text:p>
          </draw:text-box>
        </draw:frame>
        <draw:frame draw:style-name="gr7" draw:text-style-name="P3" draw:layer="layout" svg:width="0.891cm" svg:height="0.65cm" svg:x="39.376cm" svg:y="8.391cm">
          <draw:text-box>
            <text:p><text:span text:style-name="T2">59</text:span></text:p>
          </draw:text-box>
        </draw:frame>
        <draw:frame draw:style-name="gr7" draw:text-style-name="P3" draw:layer="layout" svg:width="0.891cm" svg:height="0.65cm" svg:x="39.376cm" svg:y="10.391cm">
          <draw:text-box>
            <text:p><text:span text:style-name="T2">56</text:span></text:p>
          </draw:text-box>
        </draw:frame>
        <draw:frame draw:style-name="gr6" draw:text-style-name="P3" draw:layer="layout" svg:width="1.16cm" svg:height="0.649cm" svg:x="36.421cm" svg:y="9.391cm">
          <draw:text-box>
            <text:p><text:span text:style-name="T2">53</text:span></text:p>
          </draw:text-box>
        </draw:frame>
        <draw:frame draw:style-name="gr6" draw:text-style-name="P3" draw:layer="layout" svg:width="0.959cm" svg:height="0.649cm" svg:x="36.407cm" svg:y="11.374cm">
          <draw:text-box>
            <text:p><text:span text:style-name="T2">53</text:span></text:p>
          </draw:text-box>
        </draw:frame>
        <draw:frame draw:style-name="gr6" draw:text-style-name="P3" draw:layer="layout" svg:width="1.16cm" svg:height="0.649cm" svg:x="34.375cm" svg:y="11.39cm">
          <draw:text-box>
            <text:p><text:span text:style-name="T2">49</text:span></text:p>
          </draw:text-box>
        </draw:frame>
        <draw:frame draw:style-name="gr6" draw:text-style-name="P3" draw:layer="layout" svg:width="1.16cm" svg:height="0.649cm" svg:x="34.391cm" svg:y="9.378cm">
          <draw:text-box>
            <text:p><text:span text:style-name="T2">49</text:span></text:p>
          </draw:text-box>
        </draw:frame>
        <draw:frame draw:style-name="gr6" draw:text-style-name="P3" draw:layer="layout" svg:width="1.16cm" svg:height="0.649cm" svg:x="31.374cm" svg:y="6.387cm">
          <draw:text-box>
            <text:p><text:span text:style-name="T2">45</text:span></text:p>
          </draw:text-box>
        </draw:frame>
        <draw:frame draw:style-name="gr8" draw:text-style-name="P3" draw:layer="layout" svg:width="1.16cm" svg:height="0.649cm" svg:x="31.411cm" svg:y="8.487cm">
          <draw:text-box>
            <text:p><text:span text:style-name="T2">45</text:span></text:p>
          </draw:text-box>
        </draw:frame>
        <draw:frame draw:style-name="gr6" draw:text-style-name="P3" draw:layer="layout" svg:width="1.16cm" svg:height="0.649cm" svg:x="29.385cm" svg:y="6.368cm">
          <draw:text-box>
            <text:p><text:span text:style-name="T2">42</text:span></text:p>
          </draw:text-box>
        </draw:frame>
        <draw:frame draw:style-name="gr6" draw:text-style-name="P3" draw:layer="layout" svg:width="1.16cm" svg:height="0.649cm" svg:x="29.365cm" svg:y="8.404cm">
          <draw:text-box>
            <text:p><text:span text:style-name="T2">43</text:span></text:p>
          </draw:text-box>
        </draw:frame>
        <draw:frame draw:style-name="gr6" draw:text-style-name="P3" draw:layer="layout" svg:width="1.16cm" svg:height="0.649cm" svg:x="26.397cm" svg:y="9.392cm">
          <draw:text-box>
            <text:p><text:span text:style-name="T2">38</text:span></text:p>
          </draw:text-box>
        </draw:frame>
        <draw:frame draw:style-name="gr6" draw:text-style-name="P3" draw:layer="layout" svg:width="1.16cm" svg:height="0.649cm" svg:x="31.356cm" svg:y="12.409cm">
          <draw:text-box>
            <text:p><text:span text:style-name="T2">45</text:span></text:p>
          </draw:text-box>
        </draw:frame>
        <draw:frame draw:style-name="gr6" draw:text-style-name="P3" draw:layer="layout" svg:width="1.16cm" svg:height="0.649cm" svg:x="31.411cm" svg:y="14.369cm">
          <draw:text-box>
            <text:p><text:span text:style-name="T2">45</text:span></text:p>
          </draw:text-box>
        </draw:frame>
        <draw:frame draw:style-name="gr6" draw:text-style-name="P3" draw:layer="layout" svg:width="1.16cm" svg:height="0.649cm" svg:x="29.386cm" svg:y="12.371cm">
          <draw:text-box>
            <text:p><text:span text:style-name="T2">42</text:span></text:p>
          </draw:text-box>
        </draw:frame>
        <draw:frame draw:style-name="gr6" draw:text-style-name="P3" draw:layer="layout" svg:width="1.16cm" svg:height="0.649cm" svg:x="29.365cm" svg:y="14.369cm">
          <draw:text-box>
            <text:p><text:span text:style-name="T2">43</text:span></text:p>
          </draw:text-box>
        </draw:frame>
        <draw:frame draw:style-name="gr6" draw:text-style-name="P3" draw:layer="layout" svg:width="1.091cm" svg:height="0.649cm" svg:x="26.479cm" svg:y="11.409cm">
          <draw:text-box>
            <text:p><text:span text:style-name="T2">39</text:span></text:p>
          </draw:text-box>
        </draw:frame>
        <draw:frame draw:style-name="gr6" draw:text-style-name="P3" draw:layer="layout" svg:width="1.16cm" svg:height="0.649cm" svg:x="23.611cm" svg:y="10.373cm">
          <draw:text-box>
            <text:p><text:span text:style-name="T2">35</text:span></text:p>
          </draw:text-box>
        </draw:frame>
        <draw:frame draw:style-name="gr6" draw:text-style-name="P3" draw:layer="layout" svg:width="1.16cm" svg:height="0.649cm" svg:x="21.412cm" svg:y="10.372cm">
          <draw:text-box>
            <text:p><text:span text:style-name="T2">31</text:span></text:p>
          </draw:text-box>
        </draw:frame>
        <draw:frame draw:style-name="gr7" draw:text-style-name="P3" draw:layer="layout" svg:width="0.891cm" svg:height="0.65cm" svg:x="18.4cm" svg:y="7.422cm">
          <draw:text-box>
            <text:p><text:span text:style-name="T2">27</text:span></text:p>
          </draw:text-box>
        </draw:frame>
        <draw:frame draw:style-name="gr7" draw:text-style-name="P3" draw:layer="layout" svg:width="0.891cm" svg:height="0.65cm" svg:x="18.416cm" svg:y="13.419cm">
          <draw:text-box>
            <text:p><text:span text:style-name="T2">27</text:span></text:p>
          </draw:text-box>
        </draw:frame>
        <draw:frame draw:style-name="gr7" draw:text-style-name="P3" draw:layer="layout" svg:width="0.891cm" svg:height="0.65cm" svg:x="16.431cm" svg:y="13.433cm">
          <draw:text-box>
            <text:p><text:span text:style-name="T2">23</text:span></text:p>
          </draw:text-box>
        </draw:frame>
        <draw:frame draw:style-name="gr7" draw:text-style-name="P3" draw:layer="layout" svg:width="0.891cm" svg:height="0.65cm" svg:x="16.416cm" svg:y="7.451cm">
          <draw:text-box>
            <text:p><text:span text:style-name="T2">23</text:span></text:p>
          </draw:text-box>
        </draw:frame>
        <draw:frame draw:style-name="gr6" draw:text-style-name="P3" draw:layer="layout" svg:width="1.16cm" svg:height="0.649cm" svg:x="13.478cm" svg:y="2.386cm">
          <draw:text-box>
            <text:p><text:span text:style-name="T2">19</text:span></text:p>
          </draw:text-box>
        </draw:frame>
        <draw:frame draw:style-name="gr6" draw:text-style-name="P3" draw:layer="layout" svg:width="1.16cm" svg:height="0.649cm" svg:x="13.392cm" svg:y="4.37cm">
          <draw:text-box>
            <text:p><text:span text:style-name="T2">19</text:span></text:p>
          </draw:text-box>
        </draw:frame>
        <draw:frame draw:style-name="gr6" draw:text-style-name="P3" draw:layer="layout" svg:width="1.16cm" svg:height="0.649cm" svg:x="13.393cm" svg:y="6.429cm">
          <draw:text-box>
            <text:p><text:span text:style-name="T2">19</text:span></text:p>
          </draw:text-box>
        </draw:frame>
        <draw:frame draw:style-name="gr6" draw:text-style-name="P3" draw:layer="layout" svg:width="1.16cm" svg:height="0.649cm" svg:x="11.379cm" svg:y="2.385cm">
          <draw:text-box>
            <text:p><text:span text:style-name="T2">16</text:span></text:p>
          </draw:text-box>
        </draw:frame>
        <draw:frame draw:style-name="gr6" draw:text-style-name="P3" draw:layer="layout" svg:width="1.16cm" svg:height="0.649cm" svg:x="11.349cm" svg:y="4.385cm">
          <draw:text-box>
            <text:p><text:span text:style-name="T2">17</text:span></text:p>
          </draw:text-box>
        </draw:frame>
        <draw:frame draw:style-name="gr6" draw:text-style-name="P3" draw:layer="layout" svg:width="1.16cm" svg:height="0.649cm" svg:x="11.364cm" svg:y="6.413cm">
          <draw:text-box>
            <text:p><text:span text:style-name="T2">17</text:span></text:p>
          </draw:text-box>
        </draw:frame>
        <draw:frame draw:style-name="gr6" draw:text-style-name="P3" draw:layer="layout" svg:width="1.16cm" svg:height="0.649cm" svg:x="8.497cm" svg:y="7.381cm">
          <draw:text-box>
            <text:p><text:span text:style-name="T2">12</text:span></text:p>
          </draw:text-box>
        </draw:frame>
        <draw:frame draw:style-name="gr7" draw:text-style-name="P3" draw:layer="layout" svg:width="0.891cm" svg:height="0.65cm" svg:x="13.417cm" svg:y="10.376cm">
          <draw:text-box>
            <text:p><text:span text:style-name="T2">19</text:span></text:p>
          </draw:text-box>
        </draw:frame>
        <draw:frame draw:style-name="gr7" draw:text-style-name="P3" draw:layer="layout" svg:width="0.891cm" svg:height="0.65cm" svg:x="13.432cm" svg:y="12.42cm">
          <draw:text-box>
            <text:p><text:span text:style-name="T2">19</text:span></text:p>
          </draw:text-box>
        </draw:frame>
        <draw:frame draw:style-name="gr7" draw:text-style-name="P3" draw:layer="layout" svg:width="0.891cm" svg:height="0.65cm" svg:x="13.417cm" svg:y="14.448cm">
          <draw:text-box>
            <text:p><text:span text:style-name="T2">19</text:span></text:p>
          </draw:text-box>
        </draw:frame>
        <draw:frame draw:style-name="gr7" draw:text-style-name="P3" draw:layer="layout" svg:width="0.891cm" svg:height="0.65cm" svg:x="13.447cm" svg:y="16.403cm">
          <draw:text-box>
            <text:p><text:span text:style-name="T2">19</text:span></text:p>
          </draw:text-box>
        </draw:frame>
        <draw:frame draw:style-name="gr7" draw:text-style-name="P3" draw:layer="layout" svg:width="0.891cm" svg:height="0.65cm" svg:x="11.36cm" svg:y="10.449cm">
          <draw:text-box>
            <text:p><text:span text:style-name="T2">16</text:span></text:p>
          </draw:text-box>
        </draw:frame>
        <draw:frame draw:style-name="gr7" draw:text-style-name="P3" draw:layer="layout" svg:width="0.891cm" svg:height="0.65cm" svg:x="11.418cm" svg:y="12.434cm">
          <draw:text-box>
            <text:p><text:span text:style-name="T2">15</text:span></text:p>
          </draw:text-box>
        </draw:frame>
        <draw:frame draw:style-name="gr7" draw:text-style-name="P3" draw:layer="layout" svg:width="0.891cm" svg:height="0.65cm" svg:x="11.418cm" svg:y="14.403cm">
          <draw:text-box>
            <text:p><text:span text:style-name="T2">17</text:span></text:p>
          </draw:text-box>
        </draw:frame>
        <draw:frame draw:style-name="gr7" draw:text-style-name="P3" draw:layer="layout" svg:width="0.891cm" svg:height="0.65cm" svg:x="11.418cm" svg:y="16.417cm">
          <draw:text-box>
            <text:p><text:span text:style-name="T2">17</text:span></text:p>
          </draw:text-box>
        </draw:frame>
        <draw:frame draw:style-name="gr6" draw:text-style-name="P3" draw:layer="layout" svg:width="1.16cm" svg:height="0.649cm" svg:x="8.409cm" svg:y="13.364cm">
          <draw:text-box>
            <text:p><text:span text:style-name="T2">11</text:span></text:p>
          </draw:text-box>
        </draw:frame>
        <draw:frame draw:style-name="gr6" draw:text-style-name="P3" draw:layer="layout" svg:width="1.16cm" svg:height="0.649cm" svg:x="6.542cm" svg:y="10.454cm">
          <draw:text-box>
            <text:p><text:span text:style-name="T2">7</text:span></text:p>
          </draw:text-box>
        </draw:frame>
        <draw:frame draw:style-name="gr6" draw:text-style-name="P3" draw:layer="layout" svg:width="1.16cm" svg:height="0.649cm" svg:x="4.161cm" svg:y="10.468cm">
          <draw:text-box>
            <text:p><text:span text:style-name="T2">4</text:span></text:p>
          </draw:text-box>
        </draw:frame>
        <draw:frame draw:style-name="gr6" draw:text-style-name="P3" draw:layer="layout" svg:width="1.16cm" svg:height="0.649cm" svg:x="2cm" svg:y="10.467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1cm" fo:page-height="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2:26:07.179405116</meta:creation-date>
    <dc:date>2014-12-16T00:43:12.161475156</dc:date>
    <meta:editing-duration>PT2H26M28S</meta:editing-duration>
    <meta:editing-cycles>30</meta:editing-cycles>
    <meta:generator>LibreOffice/4.2.7.2$Linux_X86_64 LibreOffice_project/420m0$Build-2</meta:generator>
    <meta:document-statistic meta:object-count="460"/>
  </office:meta>
</office:document-meta>
</file>